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2" table:default-cell-style-name="ce2"/>
        <table:table-column table:style-name="co2" table:default-cell-style-name="ce3"/>
        <table:table-column table:style-name="co2" table:default-cell-style-name="ce4"/>
        <table:table-row table:style-name="ro2">
          <table:table-cell table:style-name="ce1" office:value-type="string" calcext:value-type="string">
            <text:p>row.nam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context_id</text:p>
          </table:table-cell>
          <table:table-cell table:style-name="ce1" office:value-type="string" calcext:value-type="string">
            <text:p>gesture_id</text:p>
          </table:table-cell>
          <table:table-cell table:style-name="ce1" office:value-type="string" calcext:value-type="string">
            <text:p>gesture_confirmation_id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nippe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2">
          <table:table-cell table:number-columns-repeated="2"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128" calcext:value-type="float">
            <text:p>35.65</text:p>
          </table:table-cell>
          <table:table-cell office:value-type="float" office:value="140.0413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9-06-2015, 11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25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8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2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27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6012" calcext:value-type="float">
            <text:p>43.06</text:p>
          </table:table-cell>
          <table:table-cell office:value-type="float" office:value="141.5069" calcext:value-type="float">
            <text:p>141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4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44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44" calcext:value-type="float">
            <text:p>24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5444" calcext:value-type="float">
            <text:p>34.55</text:p>
          </table:table-cell>
          <table:table-cell office:value-type="float" office:value="132.8634" calcext:value-type="float">
            <text:p>132.8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6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48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75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8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57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76" calcext:value-type="float">
            <text:p>35.65</text:p>
          </table:table-cell>
          <table:table-cell office:value-type="float" office:value="140.0417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57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48" calcext:value-type="float">
            <text:p>248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376" calcext:value-type="float">
            <text:p>35.65</text:p>
          </table:table-cell>
          <table:table-cell office:value-type="float" office:value="140.0446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8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57000000" calcext:value-type="float">
            <text:p>1.43E+012</text:p>
          </table:table-cell>
          <table:table-cell office:value-type="date" office:date-value="2015-06-19" calcext:value-type="date">
            <text:p>2015-06-19</text:p>
          </table:table-cell>
        </table:table-row>
        <table:table-row table:style-name="ro2">
          <table:table-cell table:number-columns-repeated="2"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9037" calcext:value-type="float">
            <text:p>43.09</text:p>
          </table:table-cell>
          <table:table-cell office:value-type="float" office:value="141.5319" calcext:value-type="float">
            <text:p>141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9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2" calcext:value-type="float">
            <text:p>25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93" calcext:value-type="float">
            <text:p>35.5</text:p>
          </table:table-cell>
          <table:table-cell office:value-type="float" office:value="139.4083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9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3" calcext:value-type="float">
            <text:p>25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9056" calcext:value-type="float">
            <text:p>43.09</text:p>
          </table:table-cell>
          <table:table-cell office:value-type="float" office:value="141.5294" calcext:value-type="float">
            <text:p>141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7917" calcext:value-type="float">
            <text:p>35.48</text:p>
          </table:table-cell>
          <table:table-cell office:value-type="float" office:value="139.4038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7" calcext:value-type="float">
            <text:p>257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86" calcext:value-type="float">
            <text:p>34.39</text:p>
          </table:table-cell>
          <table:table-cell office:value-type="float" office:value="132.4421" calcext:value-type="float">
            <text:p>132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764" calcext:value-type="float">
            <text:p>34.39</text:p>
          </table:table-cell>
          <table:table-cell office:value-type="float" office:value="132.4381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0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764" calcext:value-type="float">
            <text:p>34.39</text:p>
          </table:table-cell>
          <table:table-cell office:value-type="float" office:value="132.4381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0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0" calcext:value-type="float">
            <text:p>26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939" calcext:value-type="float">
            <text:p>34.39</text:p>
          </table:table-cell>
          <table:table-cell office:value-type="float" office:value="132.4262" calcext:value-type="float">
            <text:p>132.4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3" calcext:value-type="float">
            <text:p>26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6908" calcext:value-type="float">
            <text:p>35.77</text:p>
          </table:table-cell>
          <table:table-cell office:value-type="float" office:value="139.7895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1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6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4" calcext:value-type="float">
            <text:p>264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797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2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5" calcext:value-type="float">
            <text:p>26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6823" calcext:value-type="float">
            <text:p>34.97</text:p>
          </table:table-cell>
          <table:table-cell office:value-type="float" office:value="136.9058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2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286" calcext:value-type="float">
            <text:p>35.64</text:p>
          </table:table-cell>
          <table:table-cell office:value-type="float" office:value="140.052" calcext:value-type="float">
            <text:p>140.0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7" calcext:value-type="float">
            <text:p>26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1109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2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8" calcext:value-type="float">
            <text:p>26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748" calcext:value-type="float">
            <text:p>35.66</text:p>
          </table:table-cell>
          <table:table-cell office:value-type="float" office:value="140.053" calcext:value-type="float">
            <text:p>140.0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2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69" calcext:value-type="float">
            <text:p>269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9372" calcext:value-type="float">
            <text:p>34.39</text:p>
          </table:table-cell>
          <table:table-cell office:value-type="float" office:value="132.501" calcext:value-type="float">
            <text:p>132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8837" calcext:value-type="float">
            <text:p>35.49</text:p>
          </table:table-cell>
          <table:table-cell office:value-type="float" office:value="139.4004" calcext:value-type="float">
            <text:p>139.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6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46266" calcext:value-type="float">
            <text:p>36.46</text:p>
          </table:table-cell>
          <table:table-cell office:value-type="float" office:value="136.4717" calcext:value-type="float">
            <text:p>136.4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2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77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75" calcext:value-type="float">
            <text:p>27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9289" calcext:value-type="float">
            <text:p>37.89</text:p>
          </table:table-cell>
          <table:table-cell office:value-type="float" office:value="139.0018" calcext:value-type="float">
            <text:p>1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7973" calcext:value-type="float">
            <text:p>43.08</text:p>
          </table:table-cell>
          <table:table-cell office:value-type="float" office:value="141.5128" calcext:value-type="float">
            <text:p>141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6299" calcext:value-type="float">
            <text:p>43.06</text:p>
          </table:table-cell>
          <table:table-cell office:value-type="float" office:value="141.5025" calcext:value-type="float">
            <text:p>141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5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1" calcext:value-type="float">
            <text:p>28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1418" calcext:value-type="float">
            <text:p>35.81</text:p>
          </table:table-cell>
          <table:table-cell office:value-type="float" office:value="139.6823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2" calcext:value-type="float">
            <text:p>282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1306" calcext:value-type="float">
            <text:p>35.81</text:p>
          </table:table-cell>
          <table:table-cell office:value-type="float" office:value="139.6825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3" calcext:value-type="float">
            <text:p>283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81" calcext:value-type="float">
            <text:p>35.81</text:p>
          </table:table-cell>
          <table:table-cell office:value-type="float" office:value="139.6831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0536" calcext:value-type="float">
            <text:p>35.81</text:p>
          </table:table-cell>
          <table:table-cell office:value-type="float" office:value="139.6837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5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5" calcext:value-type="float">
            <text:p>285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206" calcext:value-type="float">
            <text:p>35.8</text:p>
          </table:table-cell>
          <table:table-cell office:value-type="float" office:value="139.6841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084" calcext:value-type="float">
            <text:p>35.79</text:p>
          </table:table-cell>
          <table:table-cell office:value-type="float" office:value="139.6852" calcext:value-type="float">
            <text:p>139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5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7" calcext:value-type="float">
            <text:p>28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8947" calcext:value-type="float">
            <text:p>35.79</text:p>
          </table:table-cell>
          <table:table-cell office:value-type="float" office:value="139.6849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8" calcext:value-type="float">
            <text:p>28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8761" calcext:value-type="float">
            <text:p>35.79</text:p>
          </table:table-cell>
          <table:table-cell office:value-type="float" office:value="139.685" calcext:value-type="float">
            <text:p>139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5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89" calcext:value-type="float">
            <text:p>289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26" calcext:value-type="float">
            <text:p>35.78</text:p>
          </table:table-cell>
          <table:table-cell office:value-type="float" office:value="139.6889" calcext:value-type="float">
            <text:p>139.6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0" calcext:value-type="float">
            <text:p>29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8168" calcext:value-type="float">
            <text:p>35.78</text:p>
          </table:table-cell>
          <table:table-cell office:value-type="float" office:value="139.6896" calcext:value-type="float">
            <text:p>139.6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5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8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128" calcext:value-type="float">
            <text:p>35.65</text:p>
          </table:table-cell>
          <table:table-cell office:value-type="float" office:value="140.0413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6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27" calcext:value-type="float">
            <text:p>35.65</text:p>
          </table:table-cell>
          <table:table-cell office:value-type="float" office:value="140.0364" calcext:value-type="float">
            <text:p>140.0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6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27" calcext:value-type="float">
            <text:p>35.65</text:p>
          </table:table-cell>
          <table:table-cell office:value-type="float" office:value="140.0364" calcext:value-type="float">
            <text:p>140.0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6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1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128" calcext:value-type="float">
            <text:p>35.65</text:p>
          </table:table-cell>
          <table:table-cell office:value-type="float" office:value="140.0413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5" calcext:value-type="float">
            <text:p>29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7148" calcext:value-type="float">
            <text:p>35.77</text:p>
          </table:table-cell>
          <table:table-cell office:value-type="float" office:value="139.7813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6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4342" calcext:value-type="float">
            <text:p>35.44</text:p>
          </table:table-cell>
          <table:table-cell office:value-type="float" office:value="139.645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6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8" calcext:value-type="float">
            <text:p>29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39676" calcext:value-type="float">
            <text:p>34.4</text:p>
          </table:table-cell>
          <table:table-cell office:value-type="float" office:value="132.4284" calcext:value-type="float">
            <text:p>132.4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7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299" calcext:value-type="float">
            <text:p>29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9676" calcext:value-type="float">
            <text:p>34.4</text:p>
          </table:table-cell>
          <table:table-cell office:value-type="float" office:value="132.4298" calcext:value-type="float">
            <text:p>132.4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7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40722" calcext:value-type="float">
            <text:p>34.41</text:p>
          </table:table-cell>
          <table:table-cell office:value-type="float" office:value="132.5038" calcext:value-type="float">
            <text:p>132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79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20-06-2015, 10:1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6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68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0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7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3" calcext:value-type="float">
            <text:p>30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759" calcext:value-type="float">
            <text:p>35.66</text:p>
          </table:table-cell>
          <table:table-cell office:value-type="float" office:value="140.0379" calcext:value-type="float">
            <text:p>140.0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0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4" calcext:value-type="float">
            <text:p>30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985" calcext:value-type="float">
            <text:p>35.76</text:p>
          </table:table-cell>
          <table:table-cell office:value-type="float" office:value="139.6216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0-06-2015, 10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5" calcext:value-type="float">
            <text:p>30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576" calcext:value-type="float">
            <text:p>35.66</text:p>
          </table:table-cell>
          <table:table-cell office:value-type="float" office:value="140.0465" calcext:value-type="float">
            <text:p>140.0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6" calcext:value-type="float">
            <text:p>30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4" calcext:value-type="float">
            <text:p>35.66</text:p>
          </table:table-cell>
          <table:table-cell office:value-type="float" office:value="139.7921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7" calcext:value-type="float">
            <text:p>30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657" calcext:value-type="float">
            <text:p>35.66</text:p>
          </table:table-cell>
          <table:table-cell office:value-type="float" office:value="140.0515" calcext:value-type="float">
            <text:p>140.0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0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4918" calcext:value-type="float">
            <text:p>35.65</text:p>
          </table:table-cell>
          <table:table-cell office:value-type="float" office:value="140.0341" calcext:value-type="float">
            <text:p>140.0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1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09" calcext:value-type="float">
            <text:p>30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4918" calcext:value-type="float">
            <text:p>35.65</text:p>
          </table:table-cell>
          <table:table-cell office:value-type="float" office:value="140.0341" calcext:value-type="float">
            <text:p>140.0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1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4918" calcext:value-type="float">
            <text:p>35.65</text:p>
          </table:table-cell>
          <table:table-cell office:value-type="float" office:value="140.0341" calcext:value-type="float">
            <text:p>140.0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1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09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1" calcext:value-type="float">
            <text:p>31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422" calcext:value-type="float">
            <text:p>35.65</text:p>
          </table:table-cell>
          <table:table-cell office:value-type="float" office:value="140.0284" calcext:value-type="float">
            <text:p>140.0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0-06-2015, 11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0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2" calcext:value-type="float">
            <text:p>31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122" calcext:value-type="float">
            <text:p>35.65</text:p>
          </table:table-cell>
          <table:table-cell office:value-type="float" office:value="139.6367" calcext:value-type="float">
            <text:p>139.6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3" calcext:value-type="float">
            <text:p>31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0207" calcext:value-type="float">
            <text:p>35.8</text:p>
          </table:table-cell>
          <table:table-cell office:value-type="float" office:value="139.9814" calcext:value-type="float">
            <text:p>139.9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0-06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4" calcext:value-type="float">
            <text:p>31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439" calcext:value-type="float">
            <text:p>35.66</text:p>
          </table:table-cell>
          <table:table-cell office:value-type="float" office:value="140.037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5" calcext:value-type="float">
            <text:p>31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439" calcext:value-type="float">
            <text:p>35.66</text:p>
          </table:table-cell>
          <table:table-cell office:value-type="float" office:value="140.037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6" calcext:value-type="float">
            <text:p>3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439" calcext:value-type="float">
            <text:p>35.66</text:p>
          </table:table-cell>
          <table:table-cell office:value-type="float" office:value="140.037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7" calcext:value-type="float">
            <text:p>31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019" calcext:value-type="float">
            <text:p>35.64</text:p>
          </table:table-cell>
          <table:table-cell office:value-type="float" office:value="140.0378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503" calcext:value-type="float">
            <text:p>35.65</text:p>
          </table:table-cell>
          <table:table-cell office:value-type="float" office:value="140.0392" calcext:value-type="float">
            <text:p>140.0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19" calcext:value-type="float">
            <text:p>319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988" calcext:value-type="float">
            <text:p>35.65</text:p>
          </table:table-cell>
          <table:table-cell office:value-type="float" office:value="140.0378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2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6272" calcext:value-type="float">
            <text:p>37.86</text:p>
          </table:table-cell>
          <table:table-cell office:value-type="float" office:value="139.114" calcext:value-type="float">
            <text:p>139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6272" calcext:value-type="float">
            <text:p>37.86</text:p>
          </table:table-cell>
          <table:table-cell office:value-type="float" office:value="139.114" calcext:value-type="float">
            <text:p>139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15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26" calcext:value-type="float">
            <text:p>32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38" calcext:value-type="float">
            <text:p>34.39</text:p>
          </table:table-cell>
          <table:table-cell office:value-type="float" office:value="132.442" calcext:value-type="float">
            <text:p>132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6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38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29" calcext:value-type="float">
            <text:p>32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55" calcext:value-type="float">
            <text:p>35.66</text:p>
          </table:table-cell>
          <table:table-cell office:value-type="float" office:value="140.0577" calcext:value-type="float">
            <text:p>140.0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2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30" calcext:value-type="float">
            <text:p>33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436" calcext:value-type="float">
            <text:p>35.65</text:p>
          </table:table-cell>
          <table:table-cell office:value-type="float" office:value="139.796" calcext:value-type="float">
            <text:p>139.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409" calcext:value-type="float">
            <text:p>35.66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8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348" calcext:value-type="float">
            <text:p>35.66</text:p>
          </table:table-cell>
          <table:table-cell office:value-type="float" office:value="140.0412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3000000" calcext:value-type="float">
            <text:p>1.43E+012</text:p>
          </table:table-cell>
          <table:table-cell office:value-type="date" office:date-value="2015-06-20" calcext:value-type="date">
            <text:p>2015-06-20</text:p>
          </table:table-cell>
        </table:table-row>
        <table:table-row table:style-name="ro2">
          <table:table-cell table:number-columns-repeated="2" office:value-type="float" office:value="334" calcext:value-type="float">
            <text:p>3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442" calcext:value-type="float">
            <text:p>35.65</text:p>
          </table:table-cell>
          <table:table-cell office:value-type="float" office:value="140.0214" calcext:value-type="float">
            <text:p>140.0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9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35" calcext:value-type="float">
            <text:p>33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442" calcext:value-type="float">
            <text:p>35.65</text:p>
          </table:table-cell>
          <table:table-cell office:value-type="float" office:value="140.0214" calcext:value-type="float">
            <text:p>140.0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9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36" calcext:value-type="float">
            <text:p>33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6868" calcext:value-type="float">
            <text:p>35.67</text:p>
          </table:table-cell>
          <table:table-cell office:value-type="float" office:value="140.0282" calcext:value-type="float">
            <text:p>140.0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9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37" calcext:value-type="float">
            <text:p>33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839" calcext:value-type="float">
            <text:p>35.5</text:p>
          </table:table-cell>
          <table:table-cell office:value-type="float" office:value="139.4753" calcext:value-type="float">
            <text:p>139.4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9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38" calcext:value-type="float">
            <text:p>33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5125" calcext:value-type="float">
            <text:p>35.75</text:p>
          </table:table-cell>
          <table:table-cell office:value-type="float" office:value="139.8048" calcext:value-type="float">
            <text:p>139.8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21-06-2015, 9:35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7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0" calcext:value-type="float">
            <text:p>34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9501" calcext:value-type="float">
            <text:p>34.4</text:p>
          </table:table-cell>
          <table:table-cell office:value-type="float" office:value="132.4561" calcext:value-type="float">
            <text:p>132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0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49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3" calcext:value-type="float">
            <text:p>34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1466" calcext:value-type="float">
            <text:p>34.71</text:p>
          </table:table-cell>
          <table:table-cell office:value-type="float" office:value="135.5097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1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5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4" calcext:value-type="float">
            <text:p>344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78662" calcext:value-type="float">
            <text:p>37.79</text:p>
          </table:table-cell>
          <table:table-cell office:value-type="float" office:value="139.1125" calcext:value-type="float">
            <text:p>139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2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5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5" calcext:value-type="float">
            <text:p>345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78662" calcext:value-type="float">
            <text:p>37.79</text:p>
          </table:table-cell>
          <table:table-cell office:value-type="float" office:value="139.1125" calcext:value-type="float">
            <text:p>139.1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2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5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6" calcext:value-type="float">
            <text:p>34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94668" calcext:value-type="float">
            <text:p>34.95</text:p>
          </table:table-cell>
          <table:table-cell office:value-type="float" office:value="136.915" calcext:value-type="float">
            <text:p>136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2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57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7" calcext:value-type="float">
            <text:p>347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512" calcext:value-type="float">
            <text:p>35.69</text:p>
          </table:table-cell>
          <table:table-cell office:value-type="float" office:value="139.9984" calcext:value-type="float">
            <text:p>14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8" calcext:value-type="float">
            <text:p>3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426" calcext:value-type="float">
            <text:p>35.49</text:p>
          </table:table-cell>
          <table:table-cell office:value-type="float" office:value="139.5067" calcext:value-type="float">
            <text:p>139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49" calcext:value-type="float">
            <text:p>34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2794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SAD</text:p>
          </table:table-cell>
          <table:table-cell office:value-type="string" calcext:value-type="string">
            <text:p>21-06-2015, 1:3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0" calcext:value-type="float">
            <text:p>3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777" calcext:value-type="float">
            <text:p>35.7</text:p>
          </table:table-cell>
          <table:table-cell office:value-type="float" office:value="139.8266" calcext:value-type="float">
            <text:p>139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56" calcext:value-type="float">
            <text:p>35.7</text:p>
          </table:table-cell>
          <table:table-cell office:value-type="float" office:value="139.7919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2" calcext:value-type="float">
            <text:p>35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56" calcext:value-type="float">
            <text:p>35.7</text:p>
          </table:table-cell>
          <table:table-cell office:value-type="float" office:value="139.7919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3" calcext:value-type="float">
            <text:p>35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14" calcext:value-type="float">
            <text:p>35.7</text:p>
          </table:table-cell>
          <table:table-cell office:value-type="float" office:value="139.773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1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4" calcext:value-type="float">
            <text:p>35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14" calcext:value-type="float">
            <text:p>35.7</text:p>
          </table:table-cell>
          <table:table-cell office:value-type="float" office:value="139.773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1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5" calcext:value-type="float">
            <text:p>355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91" calcext:value-type="float">
            <text:p>35.67</text:p>
          </table:table-cell>
          <table:table-cell office:value-type="float" office:value="139.7919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2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6" calcext:value-type="float">
            <text:p>356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591" calcext:value-type="float">
            <text:p>35.66</text:p>
          </table:table-cell>
          <table:table-cell office:value-type="float" office:value="139.7928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3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7" calcext:value-type="float">
            <text:p>35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8" calcext:value-type="float">
            <text:p>35.66</text:p>
          </table:table-cell>
          <table:table-cell office:value-type="float" office:value="139.7927" calcext:value-type="float">
            <text:p>139.7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3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68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8" calcext:value-type="float">
            <text:p>35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1108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4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0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59" calcext:value-type="float">
            <text:p>359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0801" calcext:value-type="float">
            <text:p>34.41</text:p>
          </table:table-cell>
          <table:table-cell office:value-type="float" office:value="132.751" calcext:value-type="float">
            <text:p>132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4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1" calcext:value-type="float">
            <text:p>36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3088" calcext:value-type="float">
            <text:p>35.53</text:p>
          </table:table-cell>
          <table:table-cell office:value-type="float" office:value="139.6957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4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.96823" calcext:value-type="float">
            <text:p>34.97</text:p>
          </table:table-cell>
          <table:table-cell office:value-type="float" office:value="136.9058" calcext:value-type="float">
            <text:p>136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4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3" calcext:value-type="float">
            <text:p>363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92" calcext:value-type="float">
            <text:p>34.39</text:p>
          </table:table-cell>
          <table:table-cell office:value-type="float" office:value="132.4421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4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4" calcext:value-type="float">
            <text:p>36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374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5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473" calcext:value-type="float">
            <text:p>35.7</text:p>
          </table:table-cell>
          <table:table-cell office:value-type="float" office:value="139.6114" calcext:value-type="float">
            <text:p>139.6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1-06-2015, 5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6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6" calcext:value-type="float">
            <text:p>36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942" calcext:value-type="float">
            <text:p>35.69</text:p>
          </table:table-cell>
          <table:table-cell office:value-type="float" office:value="139.7003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5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7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7" calcext:value-type="float">
            <text:p>367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5906" calcext:value-type="float">
            <text:p>34.86</text:p>
          </table:table-cell>
          <table:table-cell office:value-type="float" office:value="135.7083" calcext:value-type="float">
            <text:p>135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6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78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8" calcext:value-type="float">
            <text:p>36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8273" calcext:value-type="float">
            <text:p>37.88</text:p>
          </table:table-cell>
          <table:table-cell office:value-type="float" office:value="139.0657" calcext:value-type="float">
            <text:p>139.0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7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8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69" calcext:value-type="float">
            <text:p>36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8526" calcext:value-type="float">
            <text:p>37.89</text:p>
          </table:table-cell>
          <table:table-cell office:value-type="float" office:value="139.0716" calcext:value-type="float">
            <text:p>139.0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7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8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0" calcext:value-type="float">
            <text:p>3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32" calcext:value-type="float">
            <text:p>35.73</text:p>
          </table:table-cell>
          <table:table-cell office:value-type="float" office:value="139.7104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21-06-2015, 8:0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8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1" calcext:value-type="float">
            <text:p>37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97" calcext:value-type="float">
            <text:p>35.73</text:p>
          </table:table-cell>
          <table:table-cell office:value-type="float" office:value="139.7125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1-06-2015, 8:0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8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4" calcext:value-type="float">
            <text:p>37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108" calcext:value-type="float">
            <text:p>35.67</text:p>
          </table:table-cell>
          <table:table-cell office:value-type="float" office:value="139.7026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0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9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5" calcext:value-type="float">
            <text:p>375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6065" calcext:value-type="float">
            <text:p>35.46</text:p>
          </table:table-cell>
          <table:table-cell office:value-type="float" office:value="139.6175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0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93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6" calcext:value-type="float">
            <text:p>37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282" calcext:value-type="float">
            <text:p>35.63</text:p>
          </table:table-cell>
          <table:table-cell office:value-type="float" office:value="139.7386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1-06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94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7" calcext:value-type="float">
            <text:p>37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89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1-06-2015, 1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9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8" calcext:value-type="float">
            <text:p>37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7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2-06-2015, 12:06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899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79" calcext:value-type="float">
            <text:p>37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6421" calcext:value-type="float">
            <text:p>35.46</text:p>
          </table:table-cell>
          <table:table-cell office:value-type="float" office:value="139.386" calcext:value-type="float">
            <text:p>139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2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0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0" calcext:value-type="float">
            <text:p>38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6634" calcext:value-type="float">
            <text:p>35.47</text:p>
          </table:table-cell>
          <table:table-cell office:value-type="float" office:value="139.388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04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1" calcext:value-type="float">
            <text:p>38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4773" calcext:value-type="float">
            <text:p>34.55</text:p>
          </table:table-cell>
          <table:table-cell office:value-type="float" office:value="132.8255" calcext:value-type="float">
            <text:p>132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6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2" calcext:value-type="float">
            <text:p>382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921" calcext:value-type="float">
            <text:p>35.5</text:p>
          </table:table-cell>
          <table:table-cell office:value-type="float" office:value="139.4084" calcext:value-type="float">
            <text:p>139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3" calcext:value-type="float">
            <text:p>383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6176" calcext:value-type="float">
            <text:p>34.86</text:p>
          </table:table-cell>
          <table:table-cell office:value-type="float" office:value="135.6752" calcext:value-type="float">
            <text:p>135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4" calcext:value-type="float">
            <text:p>38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143" calcext:value-type="float">
            <text:p>35.5</text:p>
          </table:table-cell>
          <table:table-cell office:value-type="float" office:value="139.4104" calcext:value-type="float">
            <text:p>139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2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5" calcext:value-type="float">
            <text:p>385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7743" calcext:value-type="float">
            <text:p>33.38</text:p>
          </table:table-cell>
          <table:table-cell office:value-type="float" office:value="130.5223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3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6" calcext:value-type="float">
            <text:p>386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7743" calcext:value-type="float">
            <text:p>33.38</text:p>
          </table:table-cell>
          <table:table-cell office:value-type="float" office:value="130.5223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3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7" calcext:value-type="float">
            <text:p>387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258" calcext:value-type="float">
            <text:p>35.45</text:p>
          </table:table-cell>
          <table:table-cell office:value-type="float" office:value="139.3922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4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387" calcext:value-type="float">
            <text:p>35.45</text:p>
          </table:table-cell>
          <table:table-cell office:value-type="float" office:value="139.3943" calcext:value-type="float">
            <text:p>139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6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4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0" calcext:value-type="float">
            <text:p>390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9424" calcext:value-type="float">
            <text:p>34.69</text:p>
          </table:table-cell>
          <table:table-cell office:value-type="float" office:value="135.5272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7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1" calcext:value-type="float">
            <text:p>39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37" calcext:value-type="float">
            <text:p>35.65</text:p>
          </table:table-cell>
          <table:table-cell office:value-type="float" office:value="139.7524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7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5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3" calcext:value-type="float">
            <text:p>393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681" calcext:value-type="float">
            <text:p>35.7</text:p>
          </table:table-cell>
          <table:table-cell office:value-type="float" office:value="139.6037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7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6" calcext:value-type="float">
            <text:p>39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69572" calcext:value-type="float">
            <text:p>35.7</text:p>
          </table:table-cell>
          <table:table-cell office:value-type="float" office:value="139.6067" calcext:value-type="float">
            <text:p>139.6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7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7" calcext:value-type="float">
            <text:p>39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384" calcext:value-type="float">
            <text:p>35.73</text:p>
          </table:table-cell>
          <table:table-cell office:value-type="float" office:value="139.8206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8:2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29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128" calcext:value-type="float">
            <text:p>35.65</text:p>
          </table:table-cell>
          <table:table-cell office:value-type="float" office:value="140.0413" calcext:value-type="float">
            <text:p>140.0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8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31000000" calcext:value-type="float">
            <text:p>1.43E+012</text:p>
          </table:table-cell>
          <table:table-cell office:value-type="date" office:date-value="2015-06-21" calcext:value-type="date">
            <text:p>2015-06-21</text:p>
          </table:table-cell>
        </table:table-row>
        <table:table-row table:style-name="ro2">
          <table:table-cell table:number-columns-repeated="2" office:value-type="float" office:value="399" calcext:value-type="float">
            <text:p>39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481" calcext:value-type="float">
            <text:p>35.75</text:p>
          </table:table-cell>
          <table:table-cell office:value-type="float" office:value="139.8047" calcext:value-type="float">
            <text:p>139.8</text:p>
          </table:table-cell>
          <table:table-cell office:value-type="string" calcext:value-type="string">
            <text:p>Feeling SAD</text:p>
          </table:table-cell>
          <table:table-cell office:value-type="string" calcext:value-type="string">
            <text:p>22-06-2015, 9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32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2" calcext:value-type="float">
            <text:p>40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05" calcext:value-type="float">
            <text:p>35.68</text:p>
          </table:table-cell>
          <table:table-cell office:value-type="float" office:value="139.7616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0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36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949" calcext:value-type="float">
            <text:p>35.69</text:p>
          </table:table-cell>
          <table:table-cell office:value-type="float" office:value="139.8134" calcext:value-type="float">
            <text:p>139.8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0:29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3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5" calcext:value-type="float">
            <text:p>405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68" calcext:value-type="float">
            <text:p>35.66</text:p>
          </table:table-cell>
          <table:table-cell office:value-type="float" office:value="139.780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1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39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6" calcext:value-type="float">
            <text:p>406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2251" calcext:value-type="float">
            <text:p>34.52</text:p>
          </table:table-cell>
          <table:table-cell office:value-type="float" office:value="135.6094" calcext:value-type="float">
            <text:p>135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1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1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7" calcext:value-type="float">
            <text:p>407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046" calcext:value-type="float">
            <text:p>43.09</text:p>
          </table:table-cell>
          <table:table-cell office:value-type="float" office:value="141.5305" calcext:value-type="float">
            <text:p>141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1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8" calcext:value-type="float">
            <text:p>40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8978" calcext:value-type="float">
            <text:p>34.49</text:p>
          </table:table-cell>
          <table:table-cell office:value-type="float" office:value="135.6107" calcext:value-type="float">
            <text:p>135.6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12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3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09" calcext:value-type="float">
            <text:p>40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164" calcext:value-type="float">
            <text:p>34.42</text:p>
          </table:table-cell>
          <table:table-cell office:value-type="float" office:value="132.4527" calcext:value-type="float">
            <text:p>132.4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12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3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0" calcext:value-type="float">
            <text:p>41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619" calcext:value-type="float">
            <text:p>35.66</text:p>
          </table:table-cell>
          <table:table-cell office:value-type="float" office:value="139.7975" calcext:value-type="float">
            <text:p>139.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3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1" calcext:value-type="float">
            <text:p>411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53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2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4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3" calcext:value-type="float">
            <text:p>413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9088" calcext:value-type="float">
            <text:p>34.69</text:p>
          </table:table-cell>
          <table:table-cell office:value-type="float" office:value="135.5012" calcext:value-type="float">
            <text:p>135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2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4" calcext:value-type="float">
            <text:p>414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79164" calcext:value-type="float">
            <text:p>37.79</text:p>
          </table:table-cell>
          <table:table-cell office:value-type="float" office:value="139.1158" calcext:value-type="float">
            <text:p>139.1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2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5" calcext:value-type="float">
            <text:p>41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719" calcext:value-type="float">
            <text:p>35.8</text:p>
          </table:table-cell>
          <table:table-cell office:value-type="float" office:value="139.9115" calcext:value-type="float">
            <text:p>139.9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6" calcext:value-type="float">
            <text:p>416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762" calcext:value-type="float">
            <text:p>35.73</text:p>
          </table:table-cell>
          <table:table-cell office:value-type="float" office:value="139.7103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22-06-2015, 1:2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7" calcext:value-type="float">
            <text:p>41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45908" calcext:value-type="float">
            <text:p>36.46</text:p>
          </table:table-cell>
          <table:table-cell office:value-type="float" office:value="136.5085" calcext:value-type="float">
            <text:p>136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8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18" calcext:value-type="float">
            <text:p>41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35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2-06-2015, 1:3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8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0" calcext:value-type="float">
            <text:p>42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82" calcext:value-type="float">
            <text:p>35.7</text:p>
          </table:table-cell>
          <table:table-cell office:value-type="float" office:value="139.8135" calcext:value-type="float">
            <text:p>139.8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9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1" calcext:value-type="float">
            <text:p>42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27" calcext:value-type="float">
            <text:p>35.7</text:p>
          </table:table-cell>
          <table:table-cell office:value-type="float" office:value="139.816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49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2" calcext:value-type="float">
            <text:p>42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46831" calcext:value-type="float">
            <text:p>36.47</text:p>
          </table:table-cell>
          <table:table-cell office:value-type="float" office:value="136.5434" calcext:value-type="float">
            <text:p>136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2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0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3" calcext:value-type="float">
            <text:p>423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7107" calcext:value-type="float">
            <text:p>34.71</text:p>
          </table:table-cell>
          <table:table-cell office:value-type="float" office:value="135.5093" calcext:value-type="float">
            <text:p>135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2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2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4" calcext:value-type="float">
            <text:p>42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" calcext:value-type="float">
            <text:p>35.66</text:p>
          </table:table-cell>
          <table:table-cell office:value-type="float" office:value="139.7922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2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2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5" calcext:value-type="float">
            <text:p>42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109" calcext:value-type="float">
            <text:p>35.68</text:p>
          </table:table-cell>
          <table:table-cell office:value-type="float" office:value="139.6863" calcext:value-type="float">
            <text:p>139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3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6" calcext:value-type="float">
            <text:p>42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37" calcext:value-type="float">
            <text:p>35.67</text:p>
          </table:table-cell>
          <table:table-cell office:value-type="float" office:value="139.6679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3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7" calcext:value-type="float">
            <text:p>42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1317" calcext:value-type="float">
            <text:p>35.71</text:p>
          </table:table-cell>
          <table:table-cell office:value-type="float" office:value="139.9233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6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8" calcext:value-type="float">
            <text:p>42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0099" calcext:value-type="float">
            <text:p>35.01</text:p>
          </table:table-cell>
          <table:table-cell office:value-type="float" office:value="136.8936" calcext:value-type="float">
            <text:p>136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4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59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29" calcext:value-type="float">
            <text:p>42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48" calcext:value-type="float">
            <text:p>35.65</text:p>
          </table:table-cell>
          <table:table-cell office:value-type="float" office:value="139.7508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5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0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30" calcext:value-type="float">
            <text:p>43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0045" calcext:value-type="float">
            <text:p>34.5</text:p>
          </table:table-cell>
          <table:table-cell office:value-type="float" office:value="135.6058" calcext:value-type="float">
            <text:p>135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5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0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31" calcext:value-type="float">
            <text:p>431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0141" calcext:value-type="float">
            <text:p>34.5</text:p>
          </table:table-cell>
          <table:table-cell office:value-type="float" office:value="135.6084" calcext:value-type="float">
            <text:p>135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5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0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33" calcext:value-type="float">
            <text:p>433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677" calcext:value-type="float">
            <text:p>33.21</text:p>
          </table:table-cell>
          <table:table-cell office:value-type="float" office:value="130.3799" calcext:value-type="float">
            <text:p>130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5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2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34" calcext:value-type="float">
            <text:p>43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96818" calcext:value-type="float">
            <text:p>34.97</text:p>
          </table:table-cell>
          <table:table-cell office:value-type="float" office:value="136.9058" calcext:value-type="float">
            <text:p>136.9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3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table:number-columns-repeated="2" office:value-type="float" office:value="435" calcext:value-type="float">
            <text:p>43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9211" calcext:value-type="float">
            <text:p>34.39</text:p>
          </table:table-cell>
          <table:table-cell office:value-type="float" office:value="132.4735" calcext:value-type="float">
            <text:p>132.4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5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3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627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6:0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4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534" calcext:value-type="float">
            <text:p>35.65</text:p>
          </table:table-cell>
          <table:table-cell office:value-type="float" office:value="139.7479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6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09" calcext:value-type="float">
            <text:p>35.64</text:p>
          </table:table-cell>
          <table:table-cell office:value-type="float" office:value="139.744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6188" calcext:value-type="float">
            <text:p>35.46</text:p>
          </table:table-cell>
          <table:table-cell office:value-type="float" office:value="139.6172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6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673" calcext:value-type="float">
            <text:p>34.39</text:p>
          </table:table-cell>
          <table:table-cell office:value-type="float" office:value="132.4643" calcext:value-type="float">
            <text:p>132.4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6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9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2-06-2015, 6:5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6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1109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7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0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52251" calcext:value-type="float">
            <text:p>34.52</text:p>
          </table:table-cell>
          <table:table-cell office:value-type="float" office:value="135.6094" calcext:value-type="float">
            <text:p>135.6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8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4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2" calcext:value-type="float">
            <text:p>35.68</text:p>
          </table:table-cell>
          <table:table-cell office:value-type="float" office:value="139.8452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65715" calcext:value-type="float">
            <text:p>34.66</text:p>
          </table:table-cell>
          <table:table-cell office:value-type="float" office:value="135.5439" calcext:value-type="float">
            <text:p>135.5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9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142" calcext:value-type="float">
            <text:p>35.7</text:p>
          </table:table-cell>
          <table:table-cell office:value-type="float" office:value="139.598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2-06-2015, 9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3686" calcext:value-type="float">
            <text:p>36.14</text:p>
          </table:table-cell>
          <table:table-cell office:value-type="float" office:value="137.9559" calcext:value-type="float">
            <text:p>137.9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9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77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6862" calcext:value-type="float">
            <text:p>35.67</text:p>
          </table:table-cell>
          <table:table-cell office:value-type="float" office:value="140.0402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0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81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23" calcext:value-type="float">
            <text:p>34.39</text:p>
          </table:table-cell>
          <table:table-cell office:value-type="float" office:value="132.4423" calcext:value-type="float">
            <text:p>132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2-06-2015, 10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81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9626" calcext:value-type="float">
            <text:p>35.8</text:p>
          </table:table-cell>
          <table:table-cell office:value-type="float" office:value="139.9152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2-06-2015, 11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4985000000" calcext:value-type="float">
            <text:p>1.43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885" calcext:value-type="float">
            <text:p>35.97</text:p>
          </table:table-cell>
          <table:table-cell office:value-type="float" office:value="139.7673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4:03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00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68863" calcext:value-type="float">
            <text:p>35.69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06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9005" calcext:value-type="float">
            <text:p>35.69</text:p>
          </table:table-cell>
          <table:table-cell office:value-type="float" office:value="139.8461" calcext:value-type="float">
            <text:p>139.8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06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8376" calcext:value-type="float">
            <text:p>35.84</text:p>
          </table:table-cell>
          <table:table-cell office:value-type="float" office:value="139.6786" calcext:value-type="float">
            <text:p>139.6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6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08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40201" calcext:value-type="float">
            <text:p>33.4</text:p>
          </table:table-cell>
          <table:table-cell office:value-type="float" office:value="130.5277" calcext:value-type="float">
            <text:p>130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6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08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362" calcext:value-type="float">
            <text:p>35.45</text:p>
          </table:table-cell>
          <table:table-cell office:value-type="float" office:value="139.3922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6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0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6514" calcext:value-type="float">
            <text:p>33.37</text:p>
          </table:table-cell>
          <table:table-cell office:value-type="float" office:value="130.5095" calcext:value-type="float">
            <text:p>130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6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0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357" calcext:value-type="float">
            <text:p>35.45</text:p>
          </table:table-cell>
          <table:table-cell office:value-type="float" office:value="139.3921" calcext:value-type="float">
            <text:p>139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6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0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7348" calcext:value-type="float">
            <text:p>34.97</text:p>
          </table:table-cell>
          <table:table-cell office:value-type="float" office:value="136.9122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7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1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7878" calcext:value-type="float">
            <text:p>34.98</text:p>
          </table:table-cell>
          <table:table-cell office:value-type="float" office:value="136.9092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7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1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29" calcext:value-type="float">
            <text:p>34.39</text:p>
          </table:table-cell>
          <table:table-cell office:value-type="float" office:value="132.4609" calcext:value-type="float">
            <text:p>132.4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7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3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6168" calcext:value-type="float">
            <text:p>34.86</text:p>
          </table:table-cell>
          <table:table-cell office:value-type="float" office:value="135.6752" calcext:value-type="float">
            <text:p>135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8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5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559" calcext:value-type="float">
            <text:p>35.7</text:p>
          </table:table-cell>
          <table:table-cell office:value-type="float" office:value="139.8151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8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5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8203" calcext:value-type="float">
            <text:p>35.68</text:p>
          </table:table-cell>
          <table:table-cell office:value-type="float" office:value="139.7994" calcext:value-type="float">
            <text:p>139.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8:3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6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29" calcext:value-type="float">
            <text:p>35.68</text:p>
          </table:table-cell>
          <table:table-cell office:value-type="float" office:value="139.7985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8:3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6000000" calcext:value-type="float">
            <text:p>1.44E+012</text:p>
          </table:table-cell>
          <table:table-cell office:value-type="date" office:date-value="2015-06-22" calcext:value-type="date">
            <text:p>2015-06-22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5108" calcext:value-type="float">
            <text:p>35.75</text:p>
          </table:table-cell>
          <table:table-cell office:value-type="float" office:value="139.8048" calcext:value-type="float">
            <text:p>139.8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3-06-2015, 9:0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8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00376" calcext:value-type="float">
            <text:p>35</text:p>
          </table:table-cell>
          <table:table-cell office:value-type="float" office:value="135.7695" calcext:value-type="float">
            <text:p>135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8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8361" calcext:value-type="float">
            <text:p>35.58</text:p>
          </table:table-cell>
          <table:table-cell office:value-type="float" office:value="139.7249" calcext:value-type="float">
            <text:p>139.7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3551" calcext:value-type="float">
            <text:p>35.54</text:p>
          </table:table-cell>
          <table:table-cell office:value-type="float" office:value="139.702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3075" calcext:value-type="float">
            <text:p>35.53</text:p>
          </table:table-cell>
          <table:table-cell office:value-type="float" office:value="139.6963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2425" calcext:value-type="float">
            <text:p>35.52</text:p>
          </table:table-cell>
          <table:table-cell office:value-type="float" office:value="139.6886" calcext:value-type="float">
            <text:p>139.6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2066" calcext:value-type="float">
            <text:p>35.52</text:p>
          </table:table-cell>
          <table:table-cell office:value-type="float" office:value="139.6845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9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1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22" calcext:value-type="float">
            <text:p>35.65</text:p>
          </table:table-cell>
          <table:table-cell office:value-type="float" office:value="139.7523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9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784" calcext:value-type="float">
            <text:p>35.73</text:p>
          </table:table-cell>
          <table:table-cell office:value-type="float" office:value="139.7104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23-06-2015, 9:49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07" calcext:value-type="float">
            <text:p>35.7</text:p>
          </table:table-cell>
          <table:table-cell office:value-type="float" office:value="139.7509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10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091" calcext:value-type="float">
            <text:p>35.69</text:p>
          </table:table-cell>
          <table:table-cell office:value-type="float" office:value="139.7575" calcext:value-type="float">
            <text:p>139.7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10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69457" calcext:value-type="float">
            <text:p>35.69</text:p>
          </table:table-cell>
          <table:table-cell office:value-type="float" office:value="139.8241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10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946" calcext:value-type="float">
            <text:p>35.69</text:p>
          </table:table-cell>
          <table:table-cell office:value-type="float" office:value="139.8239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279" calcext:value-type="float">
            <text:p>34.63</text:p>
          </table:table-cell>
          <table:table-cell office:value-type="float" office:value="135.5287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1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28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674" calcext:value-type="float">
            <text:p>34.39</text:p>
          </table:table-cell>
          <table:table-cell office:value-type="float" office:value="132.4643" calcext:value-type="float">
            <text:p>132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7432" calcext:value-type="float">
            <text:p>35.47</text:p>
          </table:table-cell>
          <table:table-cell office:value-type="float" office:value="139.6297" calcext:value-type="float">
            <text:p>139.6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4998" calcext:value-type="float">
            <text:p>36.65</text:p>
          </table:table-cell>
          <table:table-cell office:value-type="float" office:value="139.0579" calcext:value-type="float">
            <text:p>139.0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3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17" calcext:value-type="float">
            <text:p>36.12</text:p>
          </table:table-cell>
          <table:table-cell office:value-type="float" office:value="137.9435" calcext:value-type="float">
            <text:p>137.9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626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4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1075" calcext:value-type="float">
            <text:p>35.81</text:p>
          </table:table-cell>
          <table:table-cell office:value-type="float" office:value="139.9175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53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2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47753" calcext:value-type="float">
            <text:p>36.48</text:p>
          </table:table-cell>
          <table:table-cell office:value-type="float" office:value="136.5036" calcext:value-type="float">
            <text:p>136.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12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45" calcext:value-type="float">
            <text:p>35.69</text:p>
          </table:table-cell>
          <table:table-cell office:value-type="float" office:value="139.8264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034" calcext:value-type="float">
            <text:p>35.8</text:p>
          </table:table-cell>
          <table:table-cell office:value-type="float" office:value="139.9116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9775" calcext:value-type="float">
            <text:p>35.8</text:p>
          </table:table-cell>
          <table:table-cell office:value-type="float" office:value="139.9159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2765" calcext:value-type="float">
            <text:p>34.43</text:p>
          </table:table-cell>
          <table:table-cell office:value-type="float" office:value="132.7488" calcext:value-type="float">
            <text:p>132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2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3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992" calcext:value-type="float">
            <text:p>33.21</text:p>
          </table:table-cell>
          <table:table-cell office:value-type="float" office:value="130.4379" calcext:value-type="float">
            <text:p>130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3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1019" calcext:value-type="float">
            <text:p>33.21</text:p>
          </table:table-cell>
          <table:table-cell office:value-type="float" office:value="130.441" calcext:value-type="float">
            <text:p>130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3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1001" calcext:value-type="float">
            <text:p>33.21</text:p>
          </table:table-cell>
          <table:table-cell office:value-type="float" office:value="130.4423" calcext:value-type="float">
            <text:p>130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3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1021" calcext:value-type="float">
            <text:p>33.21</text:p>
          </table:table-cell>
          <table:table-cell office:value-type="float" office:value="130.4434" calcext:value-type="float">
            <text:p>130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20992" calcext:value-type="float">
            <text:p>33.21</text:p>
          </table:table-cell>
          <table:table-cell office:value-type="float" office:value="130.4453" calcext:value-type="float">
            <text:p>130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20992" calcext:value-type="float">
            <text:p>33.21</text:p>
          </table:table-cell>
          <table:table-cell office:value-type="float" office:value="130.4453" calcext:value-type="float">
            <text:p>130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97" calcext:value-type="float">
            <text:p>33.21</text:p>
          </table:table-cell>
          <table:table-cell office:value-type="float" office:value="130.4475" calcext:value-type="float">
            <text:p>130.4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972" calcext:value-type="float">
            <text:p>33.21</text:p>
          </table:table-cell>
          <table:table-cell office:value-type="float" office:value="130.4495" calcext:value-type="float">
            <text:p>130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3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.19716" calcext:value-type="float">
            <text:p>36.2</text:p>
          </table:table-cell>
          <table:table-cell office:value-type="float" office:value="139.2667" calcext:value-type="float">
            <text:p>139.2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3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6381" calcext:value-type="float">
            <text:p>34.96</text:p>
          </table:table-cell>
          <table:table-cell office:value-type="float" office:value="136.9153" calcext:value-type="float">
            <text:p>136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4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6928" calcext:value-type="float">
            <text:p>35.67</text:p>
          </table:table-cell>
          <table:table-cell office:value-type="float" office:value="140.0396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4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2952" calcext:value-type="float">
            <text:p>35.53</text:p>
          </table:table-cell>
          <table:table-cell office:value-type="float" office:value="139.6969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4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56452" calcext:value-type="float">
            <text:p>36.56</text:p>
          </table:table-cell>
          <table:table-cell office:value-type="float" office:value="136.5813" calcext:value-type="float">
            <text:p>136.5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5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817" calcext:value-type="float">
            <text:p>35.65</text:p>
          </table:table-cell>
          <table:table-cell office:value-type="float" office:value="139.7505" calcext:value-type="float">
            <text:p>139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5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7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2358" calcext:value-type="float">
            <text:p>34.62</text:p>
          </table:table-cell>
          <table:table-cell office:value-type="float" office:value="135.5573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506" calcext:value-type="float">
            <text:p>34.63</text:p>
          </table:table-cell>
          <table:table-cell office:value-type="float" office:value="135.5561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5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37909" calcext:value-type="float">
            <text:p>34.38</text:p>
          </table:table-cell>
          <table:table-cell office:value-type="float" office:value="132.4844" calcext:value-type="float">
            <text:p>132.4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4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8613" calcext:value-type="float">
            <text:p>34.86</text:p>
          </table:table-cell>
          <table:table-cell office:value-type="float" office:value="135.6758" calcext:value-type="float">
            <text:p>135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5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609" calcext:value-type="float">
            <text:p>35.66</text:p>
          </table:table-cell>
          <table:table-cell office:value-type="float" office:value="139.6974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6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5609" calcext:value-type="float">
            <text:p>35.66</text:p>
          </table:table-cell>
          <table:table-cell office:value-type="float" office:value="139.6974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6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194" calcext:value-type="float">
            <text:p>35.66</text:p>
          </table:table-cell>
          <table:table-cell office:value-type="float" office:value="139.7869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6:2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71" calcext:value-type="float">
            <text:p>35.77</text:p>
          </table:table-cell>
          <table:table-cell office:value-type="float" office:value="139.8431" calcext:value-type="float">
            <text:p>139.8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6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3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86157" calcext:value-type="float">
            <text:p>37.86</text:p>
          </table:table-cell>
          <table:table-cell office:value-type="float" office:value="139.1234" calcext:value-type="float">
            <text:p>139.1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7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4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3668" calcext:value-type="float">
            <text:p>36.14</text:p>
          </table:table-cell>
          <table:table-cell office:value-type="float" office:value="137.9561" calcext:value-type="float">
            <text:p>137.9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7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7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962" calcext:value-type="float">
            <text:p>35.77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8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5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55449" calcext:value-type="float">
            <text:p>34.55</text:p>
          </table:table-cell>
          <table:table-cell office:value-type="float" office:value="132.8634" calcext:value-type="float">
            <text:p>132.8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8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355" calcext:value-type="float">
            <text:p>35.7</text:p>
          </table:table-cell>
          <table:table-cell office:value-type="float" office:value="139.5983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96829" calcext:value-type="float">
            <text:p>34.97</text:p>
          </table:table-cell>
          <table:table-cell office:value-type="float" office:value="136.9057" calcext:value-type="float">
            <text:p>136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9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8423" calcext:value-type="float">
            <text:p>35.68</text:p>
          </table:table-cell>
          <table:table-cell office:value-type="float" office:value="139.8452" calcext:value-type="float">
            <text:p>139.8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3-06-2015, 9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634" calcext:value-type="float">
            <text:p>35.46</text:p>
          </table:table-cell>
          <table:table-cell office:value-type="float" office:value="139.6247" calcext:value-type="float">
            <text:p>139.6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10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5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92" calcext:value-type="float">
            <text:p>34.62</text:p>
          </table:table-cell>
          <table:table-cell office:value-type="float" office:value="135.558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0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7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9632" calcext:value-type="float">
            <text:p>35.8</text:p>
          </table:table-cell>
          <table:table-cell office:value-type="float" office:value="139.9153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1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6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7744" calcext:value-type="float">
            <text:p>35.68</text:p>
          </table:table-cell>
          <table:table-cell office:value-type="float" office:value="139.7731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3-06-2015, 11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7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533" calcext:value-type="float">
            <text:p>35.68</text:p>
          </table:table-cell>
          <table:table-cell office:value-type="float" office:value="139.772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3-06-2015, 1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71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8847" calcext:value-type="float">
            <text:p>35.69</text:p>
          </table:table-cell>
          <table:table-cell office:value-type="float" office:value="139.8448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2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45784" calcext:value-type="float">
            <text:p>35.46</text:p>
          </table:table-cell>
          <table:table-cell office:value-type="float" office:value="139.392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6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68" calcext:value-type="float">
            <text:p>35.46</text:p>
          </table:table-cell>
          <table:table-cell office:value-type="float" office:value="139.3919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6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6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9008" calcext:value-type="float">
            <text:p>34.69</text:p>
          </table:table-cell>
          <table:table-cell office:value-type="float" office:value="135.5118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7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8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944" calcext:value-type="float">
            <text:p>35.69</text:p>
          </table:table-cell>
          <table:table-cell office:value-type="float" office:value="139.7081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7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8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96492" calcext:value-type="float">
            <text:p>35.96</text:p>
          </table:table-cell>
          <table:table-cell office:value-type="float" office:value="139.7675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7:33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099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9735" calcext:value-type="float">
            <text:p>34.97</text:p>
          </table:table-cell>
          <table:table-cell office:value-type="float" office:value="136.9123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00000000" calcext:value-type="float">
            <text:p>1.44E+012</text:p>
          </table:table-cell>
          <table:table-cell office:value-type="date" office:date-value="2015-06-23" calcext:value-type="date">
            <text:p>2015-06-23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89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9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0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4298" calcext:value-type="float">
            <text:p>38.43</text:p>
          </table:table-cell>
          <table:table-cell office:value-type="float" office:value="141.2698" calcext:value-type="float">
            <text:p>141.2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0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09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61" calcext:value-type="float">
            <text:p>35.69</text:p>
          </table:table-cell>
          <table:table-cell office:value-type="float" office:value="139.824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2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1699" calcext:value-type="float">
            <text:p>36.12</text:p>
          </table:table-cell>
          <table:table-cell office:value-type="float" office:value="137.9435" calcext:value-type="float">
            <text:p>137.9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3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025" calcext:value-type="float">
            <text:p>35.66</text:p>
          </table:table-cell>
          <table:table-cell office:value-type="float" office:value="139.733" calcext:value-type="float">
            <text:p>139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4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4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473" calcext:value-type="float">
            <text:p>35.66</text:p>
          </table:table-cell>
          <table:table-cell office:value-type="float" office:value="139.7311" calcext:value-type="float">
            <text:p>139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4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4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6599" calcext:value-type="float">
            <text:p>34.97</text:p>
          </table:table-cell>
          <table:table-cell office:value-type="float" office:value="136.9057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4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6966" calcext:value-type="float">
            <text:p>43.07</text:p>
          </table:table-cell>
          <table:table-cell office:value-type="float" office:value="141.2838" calcext:value-type="float">
            <text:p>141.2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1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6961" calcext:value-type="float">
            <text:p>35.47</text:p>
          </table:table-cell>
          <table:table-cell office:value-type="float" office:value="139.5416" calcext:value-type="float">
            <text:p>139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11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27" calcext:value-type="float">
            <text:p>35.65</text:p>
          </table:table-cell>
          <table:table-cell office:value-type="float" office:value="139.7521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12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9077" calcext:value-type="float">
            <text:p>34.69</text:p>
          </table:table-cell>
          <table:table-cell office:value-type="float" office:value="135.5011" calcext:value-type="float">
            <text:p>135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19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1524" calcext:value-type="float">
            <text:p>34.72</text:p>
          </table:table-cell>
          <table:table-cell office:value-type="float" office:value="135.51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4-06-2015, 1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2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8345" calcext:value-type="float">
            <text:p>35.68</text:p>
          </table:table-cell>
          <table:table-cell office:value-type="float" office:value="139.6537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2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5214" calcext:value-type="float">
            <text:p>43.05</text:p>
          </table:table-cell>
          <table:table-cell office:value-type="float" office:value="141.472" calcext:value-type="float">
            <text:p>141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2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22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1906" calcext:value-type="float">
            <text:p>35.72</text:p>
          </table:table-cell>
          <table:table-cell office:value-type="float" office:value="139.9334" calcext:value-type="float">
            <text:p>139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2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7224" calcext:value-type="float">
            <text:p>35.87</text:p>
          </table:table-cell>
          <table:table-cell office:value-type="float" office:value="139.5129" calcext:value-type="float">
            <text:p>139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4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248" calcext:value-type="float">
            <text:p>35.66</text:p>
          </table:table-cell>
          <table:table-cell office:value-type="float" office:value="139.78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5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4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51" calcext:value-type="float">
            <text:p>35.81</text:p>
          </table:table-cell>
          <table:table-cell office:value-type="float" office:value="139.9055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5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661" calcext:value-type="float">
            <text:p>35.66</text:p>
          </table:table-cell>
          <table:table-cell office:value-type="float" office:value="139.7914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5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6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7112" calcext:value-type="float">
            <text:p>35.77</text:p>
          </table:table-cell>
          <table:table-cell office:value-type="float" office:value="139.8431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5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6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111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6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7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96839" calcext:value-type="float">
            <text:p>34.97</text:p>
          </table:table-cell>
          <table:table-cell office:value-type="float" office:value="136.9057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7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3611" calcext:value-type="float">
            <text:p>36.14</text:p>
          </table:table-cell>
          <table:table-cell office:value-type="float" office:value="137.9557" calcext:value-type="float">
            <text:p>137.9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6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3004" calcext:value-type="float">
            <text:p>35.63</text:p>
          </table:table-cell>
          <table:table-cell office:value-type="float" office:value="139.7887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6:4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39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43961" calcext:value-type="float">
            <text:p>38.44</text:p>
          </table:table-cell>
          <table:table-cell office:value-type="float" office:value="141.233" calcext:value-type="float">
            <text:p>141.2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6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4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22" calcext:value-type="float">
            <text:p>35.68</text:p>
          </table:table-cell>
          <table:table-cell office:value-type="float" office:value="139.8452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8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4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52548" calcext:value-type="float">
            <text:p>34.53</text:p>
          </table:table-cell>
          <table:table-cell office:value-type="float" office:value="135.6045" calcext:value-type="float">
            <text:p>135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4-06-2015, 9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4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40349" calcext:value-type="float">
            <text:p>33.4</text:p>
          </table:table-cell>
          <table:table-cell office:value-type="float" office:value="130.5157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4-06-2015, 9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4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6867" calcext:value-type="float">
            <text:p>35.67</text:p>
          </table:table-cell>
          <table:table-cell office:value-type="float" office:value="140.0401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9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4" calcext:value-type="float">
            <text:p>34.39</text:p>
          </table:table-cell>
          <table:table-cell office:value-type="float" office:value="132.4419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9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6712" calcext:value-type="float">
            <text:p>35.47</text:p>
          </table:table-cell>
          <table:table-cell office:value-type="float" office:value="139.6244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2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963" calcext:value-type="float">
            <text:p>35.8</text:p>
          </table:table-cell>
          <table:table-cell office:value-type="float" office:value="139.9153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4-06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3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849" calcext:value-type="float">
            <text:p>35.76</text:p>
          </table:table-cell>
          <table:table-cell office:value-type="float" office:value="139.6287" calcext:value-type="float">
            <text:p>139.6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12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365" calcext:value-type="float">
            <text:p>35.72</text:p>
          </table:table-cell>
          <table:table-cell office:value-type="float" office:value="139.6832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12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59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40584" calcext:value-type="float">
            <text:p>33.41</text:p>
          </table:table-cell>
          <table:table-cell office:value-type="float" office:value="130.5165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4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75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302" calcext:value-type="float">
            <text:p>35.69</text:p>
          </table:table-cell>
          <table:table-cell office:value-type="float" office:value="139.6969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5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77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903" calcext:value-type="float">
            <text:p>35.97</text:p>
          </table:table-cell>
          <table:table-cell office:value-type="float" office:value="139.7671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5:5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79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3" calcext:value-type="float">
            <text:p>35.66</text:p>
          </table:table-cell>
          <table:table-cell office:value-type="float" office:value="139.7922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6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0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97337" calcext:value-type="float">
            <text:p>34.97</text:p>
          </table:table-cell>
          <table:table-cell office:value-type="float" office:value="136.9123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7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6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2315" calcext:value-type="float">
            <text:p>38.22</text:p>
          </table:table-cell>
          <table:table-cell office:value-type="float" office:value="140.9511" calcext:value-type="float">
            <text:p>140.9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7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7366" calcext:value-type="float">
            <text:p>38.27</text:p>
          </table:table-cell>
          <table:table-cell office:value-type="float" office:value="140.9835" calcext:value-type="float">
            <text:p>140.9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7825" calcext:value-type="float">
            <text:p>38.28</text:p>
          </table:table-cell>
          <table:table-cell office:value-type="float" office:value="140.991" calcext:value-type="float">
            <text:p>140.9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746" calcext:value-type="float">
            <text:p>35.68</text:p>
          </table:table-cell>
          <table:table-cell office:value-type="float" office:value="139.7731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97619" calcext:value-type="float">
            <text:p>35.98</text:p>
          </table:table-cell>
          <table:table-cell office:value-type="float" office:value="139.7501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8:23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88000000" calcext:value-type="float">
            <text:p>1.44E+012</text:p>
          </table:table-cell>
          <table:table-cell office:value-type="date" office:date-value="2015-06-24" calcext:value-type="date">
            <text:p>2015-06-24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24908" calcext:value-type="float">
            <text:p>36.25</text:p>
          </table:table-cell>
          <table:table-cell office:value-type="float" office:value="137.9782" calcext:value-type="float">
            <text:p>137.9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9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90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0655" calcext:value-type="float">
            <text:p>34.61</text:p>
          </table:table-cell>
          <table:table-cell office:value-type="float" office:value="135.5732" calcext:value-type="float">
            <text:p>135.5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9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19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1703" calcext:value-type="float">
            <text:p>36.12</text:p>
          </table:table-cell>
          <table:table-cell office:value-type="float" office:value="137.9435" calcext:value-type="float">
            <text:p>137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12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03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32964" calcext:value-type="float">
            <text:p>36.33</text:p>
          </table:table-cell>
          <table:table-cell office:value-type="float" office:value="139.1002" calcext:value-type="float">
            <text:p>139.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12:2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03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96818" calcext:value-type="float">
            <text:p>34.97</text:p>
          </table:table-cell>
          <table:table-cell office:value-type="float" office:value="136.9058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12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0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9757" calcext:value-type="float">
            <text:p>35.7</text:p>
          </table:table-cell>
          <table:table-cell office:value-type="float" office:value="139.5991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5-06-2015, 12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05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997" calcext:value-type="float">
            <text:p>36.2</text:p>
          </table:table-cell>
          <table:table-cell office:value-type="float" office:value="139.1404" calcext:value-type="float">
            <text:p>139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06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51" calcext:value-type="float">
            <text:p>34.62</text:p>
          </table:table-cell>
          <table:table-cell office:value-type="float" office:value="135.5587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2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1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361" calcext:value-type="float">
            <text:p>35.64</text:p>
          </table:table-cell>
          <table:table-cell office:value-type="float" office:value="139.9046" calcext:value-type="float">
            <text:p>139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4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16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4445" calcext:value-type="float">
            <text:p>36.44</text:p>
          </table:table-cell>
          <table:table-cell office:value-type="float" office:value="136.5047" calcext:value-type="float">
            <text:p>136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19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6" calcext:value-type="float">
            <text:p>35.7</text:p>
          </table:table-cell>
          <table:table-cell office:value-type="float" office:value="139.7749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5:1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0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214" calcext:value-type="float">
            <text:p>35.69</text:p>
          </table:table-cell>
          <table:table-cell office:value-type="float" office:value="139.7826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1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0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45842" calcext:value-type="float">
            <text:p>36.46</text:p>
          </table:table-cell>
          <table:table-cell office:value-type="float" office:value="136.5083" calcext:value-type="float">
            <text:p>136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1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707" calcext:value-type="float">
            <text:p>33.21</text:p>
          </table:table-cell>
          <table:table-cell office:value-type="float" office:value="130.3802" calcext:value-type="float">
            <text:p>130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63" calcext:value-type="float">
            <text:p>33.21</text:p>
          </table:table-cell>
          <table:table-cell office:value-type="float" office:value="130.3808" calcext:value-type="float">
            <text:p>130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884" calcext:value-type="float">
            <text:p>35.8</text:p>
          </table:table-cell>
          <table:table-cell office:value-type="float" office:value="139.9143" calcext:value-type="float">
            <text:p>139.9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1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20754" calcext:value-type="float">
            <text:p>33.21</text:p>
          </table:table-cell>
          <table:table-cell office:value-type="float" office:value="130.3828" calcext:value-type="float">
            <text:p>130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867" calcext:value-type="float">
            <text:p>33.21</text:p>
          </table:table-cell>
          <table:table-cell office:value-type="float" office:value="130.3843" calcext:value-type="float">
            <text:p>130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20933" calcext:value-type="float">
            <text:p>33.21</text:p>
          </table:table-cell>
          <table:table-cell office:value-type="float" office:value="130.3871" calcext:value-type="float">
            <text:p>130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5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219" calcext:value-type="float">
            <text:p>35.7</text:p>
          </table:table-cell>
          <table:table-cell office:value-type="float" office:value="139.600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5-06-2015, 6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0114" calcext:value-type="float">
            <text:p>35.7</text:p>
          </table:table-cell>
          <table:table-cell office:value-type="float" office:value="139.599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5-06-2015, 6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3479" calcext:value-type="float">
            <text:p>34.63</text:p>
          </table:table-cell>
          <table:table-cell office:value-type="float" office:value="135.528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6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6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3182" calcext:value-type="float">
            <text:p>34.63</text:p>
          </table:table-cell>
          <table:table-cell office:value-type="float" office:value="135.5237" calcext:value-type="float">
            <text:p>135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7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6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916" calcext:value-type="float">
            <text:p>35.66</text:p>
          </table:table-cell>
          <table:table-cell office:value-type="float" office:value="139.7918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7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29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3977" calcext:value-type="float">
            <text:p>36.14</text:p>
          </table:table-cell>
          <table:table-cell office:value-type="float" office:value="137.9544" calcext:value-type="float">
            <text:p>137.9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3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31051" calcext:value-type="float">
            <text:p>38.31</text:p>
          </table:table-cell>
          <table:table-cell office:value-type="float" office:value="140.9775" calcext:value-type="float">
            <text:p>140.9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8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33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19044" calcext:value-type="float">
            <text:p>36.19</text:p>
          </table:table-cell>
          <table:table-cell office:value-type="float" office:value="139.1385" calcext:value-type="float">
            <text:p>139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3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4033" calcext:value-type="float">
            <text:p>33.4</text:p>
          </table:table-cell>
          <table:table-cell office:value-type="float" office:value="130.5163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5-06-2015, 9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37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513" calcext:value-type="float">
            <text:p>35.69</text:p>
          </table:table-cell>
          <table:table-cell office:value-type="float" office:value="139.7681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10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37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1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5-06-2015, 11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4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628" calcext:value-type="float">
            <text:p>35.8</text:p>
          </table:table-cell>
          <table:table-cell office:value-type="float" office:value="139.9153" calcext:value-type="float">
            <text:p>139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45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31" calcext:value-type="float">
            <text:p>35.68</text:p>
          </table:table-cell>
          <table:table-cell office:value-type="float" office:value="139.702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5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64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37338" calcext:value-type="float">
            <text:p>33.37</text:p>
          </table:table-cell>
          <table:table-cell office:value-type="float" office:value="130.5198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6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69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9537" calcext:value-type="float">
            <text:p>35.7</text:p>
          </table:table-cell>
          <table:table-cell office:value-type="float" office:value="139.6075" calcext:value-type="float">
            <text:p>139.6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7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70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19307" calcext:value-type="float">
            <text:p>36.19</text:p>
          </table:table-cell>
          <table:table-cell office:value-type="float" office:value="139.1381" calcext:value-type="float">
            <text:p>139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7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71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4667" calcext:value-type="float">
            <text:p>34.45</text:p>
          </table:table-cell>
          <table:table-cell office:value-type="float" office:value="132.8287" calcext:value-type="float">
            <text:p>132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72000000" calcext:value-type="float">
            <text:p>1.44E+012</text:p>
          </table:table-cell>
          <table:table-cell office:value-type="date" office:date-value="2015-06-25" calcext:value-type="date">
            <text:p>2015-06-25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785" calcext:value-type="float">
            <text:p>34.58</text:p>
          </table:table-cell>
          <table:table-cell office:value-type="float" office:value="135.5966" calcext:value-type="float">
            <text:p>135.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9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79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80064" calcext:value-type="float">
            <text:p>35.8</text:p>
          </table:table-cell>
          <table:table-cell office:value-type="float" office:value="139.9124" calcext:value-type="float">
            <text:p>139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10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1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191" calcext:value-type="float">
            <text:p>35.74</text:p>
          </table:table-cell>
          <table:table-cell office:value-type="float" office:value="139.7805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3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058" calcext:value-type="float">
            <text:p>35.73</text:p>
          </table:table-cell>
          <table:table-cell office:value-type="float" office:value="139.7114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10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0946" calcext:value-type="float">
            <text:p>34.61</text:p>
          </table:table-cell>
          <table:table-cell office:value-type="float" office:value="135.5491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1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7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1859" calcext:value-type="float">
            <text:p>34.62</text:p>
          </table:table-cell>
          <table:table-cell office:value-type="float" office:value="135.5489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11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7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628" calcext:value-type="float">
            <text:p>35.46</text:p>
          </table:table-cell>
          <table:table-cell office:value-type="float" office:value="139.5316" calcext:value-type="float">
            <text:p>139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1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7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3134" calcext:value-type="float">
            <text:p>36.13</text:p>
          </table:table-cell>
          <table:table-cell office:value-type="float" office:value="137.9503" calcext:value-type="float">
            <text:p>137.9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2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89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53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2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1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1243" calcext:value-type="float">
            <text:p>34.71</text:p>
          </table:table-cell>
          <table:table-cell office:value-type="float" office:value="135.5089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1389" calcext:value-type="float">
            <text:p>34.71</text:p>
          </table:table-cell>
          <table:table-cell office:value-type="float" office:value="135.5079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7166" calcext:value-type="float">
            <text:p>34.57</text:p>
          </table:table-cell>
          <table:table-cell office:value-type="float" office:value="132.8269" calcext:value-type="float">
            <text:p>132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727" calcext:value-type="float">
            <text:p>34.57</text:p>
          </table:table-cell>
          <table:table-cell office:value-type="float" office:value="132.8277" calcext:value-type="float">
            <text:p>132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7111" calcext:value-type="float">
            <text:p>34.71</text:p>
          </table:table-cell>
          <table:table-cell office:value-type="float" office:value="135.5114" calcext:value-type="float">
            <text:p>135.5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2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5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757" calcext:value-type="float">
            <text:p>35.67</text:p>
          </table:table-cell>
          <table:table-cell office:value-type="float" office:value="139.7585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2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6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9653" calcext:value-type="float">
            <text:p>35.8</text:p>
          </table:table-cell>
          <table:table-cell office:value-type="float" office:value="139.9154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3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299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722" calcext:value-type="float">
            <text:p>33.21</text:p>
          </table:table-cell>
          <table:table-cell office:value-type="float" office:value="130.3826" calcext:value-type="float">
            <text:p>130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08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09" calcext:value-type="float">
            <text:p>34.64</text:p>
          </table:table-cell>
          <table:table-cell office:value-type="float" office:value="135.5374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08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19246" calcext:value-type="float">
            <text:p>36.19</text:p>
          </table:table-cell>
          <table:table-cell office:value-type="float" office:value="139.136" calcext:value-type="float">
            <text:p>139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6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0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98501" calcext:value-type="float">
            <text:p>34.99</text:p>
          </table:table-cell>
          <table:table-cell office:value-type="float" office:value="135.7579" calcext:value-type="float">
            <text:p>135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1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98448" calcext:value-type="float">
            <text:p>34.98</text:p>
          </table:table-cell>
          <table:table-cell office:value-type="float" office:value="135.7588" calcext:value-type="float">
            <text:p>135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6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1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022" calcext:value-type="float">
            <text:p>34.63</text:p>
          </table:table-cell>
          <table:table-cell office:value-type="float" office:value="135.536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6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3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2999" calcext:value-type="float">
            <text:p>34.63</text:p>
          </table:table-cell>
          <table:table-cell office:value-type="float" office:value="135.5433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6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3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96" calcext:value-type="float">
            <text:p>34.64</text:p>
          </table:table-cell>
          <table:table-cell office:value-type="float" office:value="135.535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7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3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55489" calcext:value-type="float">
            <text:p>34.55</text:p>
          </table:table-cell>
          <table:table-cell office:value-type="float" office:value="132.8636" calcext:value-type="float">
            <text:p>132.8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7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14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0111" calcext:value-type="float">
            <text:p>35.7</text:p>
          </table:table-cell>
          <table:table-cell office:value-type="float" office:value="139.6006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26-06-2015, 9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23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585" calcext:value-type="float">
            <text:p>35.46</text:p>
          </table:table-cell>
          <table:table-cell office:value-type="float" office:value="139.6128" calcext:value-type="float">
            <text:p>139.6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26-06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25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983" calcext:value-type="float">
            <text:p>35.76</text:p>
          </table:table-cell>
          <table:table-cell office:value-type="float" office:value="139.6216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26-06-2015, 10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5327000000" calcext:value-type="float">
            <text:p>1.44E+012</text:p>
          </table:table-cell>
          <table:table-cell office:value-type="date" office:date-value="2015-06-26" calcext:value-type="date">
            <text:p>2015-06-26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8-07-2015, 8:0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4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15232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545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935" calcext:value-type="float">
            <text:p>35.77</text:p>
          </table:table-cell>
          <table:table-cell office:value-type="float" office:value="139.7895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8-07-2015, 8:3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012" calcext:value-type="float">
            <text:p>35.65</text:p>
          </table:table-cell>
          <table:table-cell office:value-type="float" office:value="140.0341" calcext:value-type="float">
            <text:p>140.0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18" calcext:value-type="float">
            <text:p>35.68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302" calcext:value-type="float">
            <text:p>35.66</text:p>
          </table:table-cell>
          <table:table-cell office:value-type="float" office:value="140.0415" calcext:value-type="float">
            <text:p>140.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7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40347" calcext:value-type="float">
            <text:p>33.4</text:p>
          </table:table-cell>
          <table:table-cell office:value-type="float" office:value="130.5157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9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5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6288" calcext:value-type="float">
            <text:p>36.66</text:p>
          </table:table-cell>
          <table:table-cell office:value-type="float" office:value="139.0846" calcext:value-type="float">
            <text:p>139.0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8-07-2015, 10:1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1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3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635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8-07-2015, 1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25237" calcext:value-type="float">
            <text:p>26.25</text:p>
          </table:table-cell>
          <table:table-cell office:value-type="float" office:value="127.7575" calcext:value-type="float">
            <text:p>127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654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25359" calcext:value-type="float">
            <text:p>26.25</text:p>
          </table:table-cell>
          <table:table-cell office:value-type="float" office:value="127.7561" calcext:value-type="float">
            <text:p>127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6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3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367" calcext:value-type="float">
            <text:p>35.15</text:p>
          </table:table-cell>
          <table:table-cell office:value-type="float" office:value="136.9433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07" calcext:value-type="float">
            <text:p>35.77</text:p>
          </table:table-cell>
          <table:table-cell office:value-type="float" office:value="139.7889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4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0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232" calcext:value-type="float">
            <text:p>35.15</text:p>
          </table:table-cell>
          <table:table-cell office:value-type="float" office:value="136.9436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71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8" calcext:value-type="float">
            <text:p>35.72</text:p>
          </table:table-cell>
          <table:table-cell office:value-type="float" office:value="139.7841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8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40591" calcext:value-type="float">
            <text:p>33.41</text:p>
          </table:table-cell>
          <table:table-cell office:value-type="float" office:value="130.5175" calcext:value-type="float">
            <text:p>130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8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7195" calcext:value-type="float">
            <text:p>39.77</text:p>
          </table:table-cell>
          <table:table-cell office:value-type="float" office:value="141.1367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735" calcext:value-type="float">
            <text:p>73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1328" calcext:value-type="float">
            <text:p>35.91</text:p>
          </table:table-cell>
          <table:table-cell office:value-type="float" office:value="139.4779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4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0727" calcext:value-type="float">
            <text:p>35.91</text:p>
          </table:table-cell>
          <table:table-cell office:value-type="float" office:value="139.4831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4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859" calcext:value-type="float">
            <text:p>35.58</text:p>
          </table:table-cell>
          <table:table-cell office:value-type="float" office:value="139.5942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5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51" calcext:value-type="float">
            <text:p>35.65</text:p>
          </table:table-cell>
          <table:table-cell office:value-type="float" office:value="139.7524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105" calcext:value-type="float">
            <text:p>35.58</text:p>
          </table:table-cell>
          <table:table-cell office:value-type="float" office:value="139.5934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271" calcext:value-type="float">
            <text:p>35.58</text:p>
          </table:table-cell>
          <table:table-cell office:value-type="float" office:value="139.5925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742" calcext:value-type="float">
            <text:p>74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367" calcext:value-type="float">
            <text:p>43.04</text:p>
          </table:table-cell>
          <table:table-cell office:value-type="float" office:value="141.3631" calcext:value-type="float">
            <text:p>141.3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743" calcext:value-type="float">
            <text:p>74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89" calcext:value-type="float">
            <text:p>35.65</text:p>
          </table:table-cell>
          <table:table-cell office:value-type="float" office:value="139.7535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798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7:5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6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371" calcext:value-type="float">
            <text:p>35.71</text:p>
          </table:table-cell>
          <table:table-cell office:value-type="float" office:value="139.7043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0091" calcext:value-type="float">
            <text:p>35.6</text:p>
          </table:table-cell>
          <table:table-cell office:value-type="float" office:value="139.6125" calcext:value-type="float">
            <text:p>139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0032" calcext:value-type="float">
            <text:p>35.7</text:p>
          </table:table-cell>
          <table:table-cell office:value-type="float" office:value="139.701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6" calcext:value-type="float">
            <text:p>35.72</text:p>
          </table:table-cell>
          <table:table-cell office:value-type="float" office:value="139.781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1152" calcext:value-type="float">
            <text:p>35.61</text:p>
          </table:table-cell>
          <table:table-cell office:value-type="float" office:value="139.6265" calcext:value-type="float">
            <text:p>139.6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07" calcext:value-type="float">
            <text:p>35.69</text:p>
          </table:table-cell>
          <table:table-cell office:value-type="float" office:value="139.701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0861" calcext:value-type="float">
            <text:p>35.61</text:p>
          </table:table-cell>
          <table:table-cell office:value-type="float" office:value="139.6475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12" calcext:value-type="float">
            <text:p>35.71</text:p>
          </table:table-cell>
          <table:table-cell office:value-type="float" office:value="139.778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753" calcext:value-type="float">
            <text:p>753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15" calcext:value-type="float">
            <text:p>35.73</text:p>
          </table:table-cell>
          <table:table-cell office:value-type="float" office:value="139.818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9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1316" calcext:value-type="float">
            <text:p>35.71</text:p>
          </table:table-cell>
          <table:table-cell office:value-type="float" office:value="139.776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8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68" calcext:value-type="float">
            <text:p>26.25</text:p>
          </table:table-cell>
          <table:table-cell office:value-type="float" office:value="127.7565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68" calcext:value-type="float">
            <text:p>35.65</text:p>
          </table:table-cell>
          <table:table-cell office:value-type="float" office:value="139.6995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8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515" calcext:value-type="float">
            <text:p>35.65</text:p>
          </table:table-cell>
          <table:table-cell office:value-type="float" office:value="139.701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399000000" calcext:value-type="float">
            <text:p>1.44E+012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045" calcext:value-type="float">
            <text:p>35.67</text:p>
          </table:table-cell>
          <table:table-cell office:value-type="float" office:value="139.7745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9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156" calcext:value-type="float">
            <text:p>35.75</text:p>
          </table:table-cell>
          <table:table-cell office:value-type="float" office:value="139.8059" calcext:value-type="float">
            <text:p>139.8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9:1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15115" calcext:value-type="float">
            <text:p>35.15</text:p>
          </table:table-cell>
          <table:table-cell office:value-type="float" office:value="136.9441" calcext:value-type="float">
            <text:p>136.9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37" calcext:value-type="float">
            <text:p>35.68</text:p>
          </table:table-cell>
          <table:table-cell office:value-type="float" office:value="139.7623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765" calcext:value-type="float">
            <text:p>76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15235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375" calcext:value-type="float">
            <text:p>34.65</text:p>
          </table:table-cell>
          <table:table-cell office:value-type="float" office:value="135.5386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0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767" calcext:value-type="float">
            <text:p>76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005" calcext:value-type="float">
            <text:p>38.24</text:p>
          </table:table-cell>
          <table:table-cell office:value-type="float" office:value="140.892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2948" calcext:value-type="float">
            <text:p>35.63</text:p>
          </table:table-cell>
          <table:table-cell office:value-type="float" office:value="139.7434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769" calcext:value-type="float">
            <text:p>769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2532" calcext:value-type="float">
            <text:p>36.03</text:p>
          </table:table-cell>
          <table:table-cell office:value-type="float" office:value="139.5955" calcext:value-type="float">
            <text:p>139.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06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09-07-2015, 12:1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833" calcext:value-type="float">
            <text:p>35.66</text:p>
          </table:table-cell>
          <table:table-cell office:value-type="float" office:value="139.707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0531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4997" calcext:value-type="float">
            <text:p>36.65</text:p>
          </table:table-cell>
          <table:table-cell office:value-type="float" office:value="139.058" calcext:value-type="float">
            <text:p>139.0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2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9397" calcext:value-type="float">
            <text:p>36.09</text:p>
          </table:table-cell>
          <table:table-cell office:value-type="float" office:value="139.6669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732" calcext:value-type="float">
            <text:p>35.7</text:p>
          </table:table-cell>
          <table:table-cell office:value-type="float" office:value="139.8264" calcext:value-type="float">
            <text:p>139.8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9736" calcext:value-type="float">
            <text:p>35.7</text:p>
          </table:table-cell>
          <table:table-cell office:value-type="float" office:value="139.8265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722" calcext:value-type="float">
            <text:p>35.73</text:p>
          </table:table-cell>
          <table:table-cell office:value-type="float" office:value="139.7103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12:3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634" calcext:value-type="float">
            <text:p>35.69</text:p>
          </table:table-cell>
          <table:table-cell office:value-type="float" office:value="139.7999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2:4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92" calcext:value-type="float">
            <text:p>35.71</text:p>
          </table:table-cell>
          <table:table-cell office:value-type="float" office:value="139.7181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492" calcext:value-type="float">
            <text:p>35.71</text:p>
          </table:table-cell>
          <table:table-cell office:value-type="float" office:value="139.7181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.78432" calcext:value-type="float">
            <text:p>39.78</text:p>
          </table:table-cell>
          <table:table-cell office:value-type="float" office:value="141.1283" calcext:value-type="float">
            <text:p>141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783" calcext:value-type="float">
            <text:p>78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5241" calcext:value-type="float">
            <text:p>35.55</text:p>
          </table:table-cell>
          <table:table-cell office:value-type="float" office:value="139.4484" calcext:value-type="float">
            <text:p>139.4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31" calcext:value-type="float">
            <text:p>35.15</text:p>
          </table:table-cell>
          <table:table-cell office:value-type="float" office:value="139.0049" calcext:value-type="float">
            <text:p>1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790" calcext:value-type="float">
            <text:p>79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661" calcext:value-type="float">
            <text:p>34.45</text:p>
          </table:table-cell>
          <table:table-cell office:value-type="float" office:value="137.7525" calcext:value-type="float">
            <text:p>137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5757" calcext:value-type="float">
            <text:p>36.66</text:p>
          </table:table-cell>
          <table:table-cell office:value-type="float" office:value="139.0757" calcext:value-type="float">
            <text:p>139.0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:3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894" calcext:value-type="float">
            <text:p>35.63</text:p>
          </table:table-cell>
          <table:table-cell office:value-type="float" office:value="139.7444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199" calcext:value-type="float">
            <text:p>35.15</text:p>
          </table:table-cell>
          <table:table-cell office:value-type="float" office:value="136.9447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394" calcext:value-type="float">
            <text:p>35.68</text:p>
          </table:table-cell>
          <table:table-cell office:value-type="float" office:value="139.7986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2:0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52" calcext:value-type="float">
            <text:p>35.65</text:p>
          </table:table-cell>
          <table:table-cell office:value-type="float" office:value="139.7524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742" calcext:value-type="float">
            <text:p>35.68</text:p>
          </table:table-cell>
          <table:table-cell office:value-type="float" office:value="139.7627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1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889" calcext:value-type="float">
            <text:p>35.68</text:p>
          </table:table-cell>
          <table:table-cell office:value-type="float" office:value="139.763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801" calcext:value-type="float">
            <text:p>80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8001" calcext:value-type="float">
            <text:p>35.8</text:p>
          </table:table-cell>
          <table:table-cell office:value-type="float" office:value="139.9119" calcext:value-type="float">
            <text:p>139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6477" calcext:value-type="float">
            <text:p>34.56</text:p>
          </table:table-cell>
          <table:table-cell office:value-type="float" office:value="132.8458" calcext:value-type="float">
            <text:p>132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2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4402" calcext:value-type="float">
            <text:p>38.24</text:p>
          </table:table-cell>
          <table:table-cell office:value-type="float" office:value="140.901" calcext:value-type="float">
            <text:p>140.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3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852" calcext:value-type="float">
            <text:p>35.99</text:p>
          </table:table-cell>
          <table:table-cell office:value-type="float" office:value="139.835" calcext:value-type="float">
            <text:p>139.8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3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.25199" calcext:value-type="float">
            <text:p>38.25</text:p>
          </table:table-cell>
          <table:table-cell office:value-type="float" office:value="140.9206" calcext:value-type="float">
            <text:p>140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7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82" calcext:value-type="float">
            <text:p>35.73</text:p>
          </table:table-cell>
          <table:table-cell office:value-type="float" office:value="139.712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037" calcext:value-type="float">
            <text:p>33.98</text:p>
          </table:table-cell>
          <table:table-cell office:value-type="float" office:value="133.5513" calcext:value-type="float">
            <text:p>133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69" calcext:value-type="float">
            <text:p>35.77</text:p>
          </table:table-cell>
          <table:table-cell office:value-type="float" office:value="139.790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038" calcext:value-type="float">
            <text:p>35.73</text:p>
          </table:table-cell>
          <table:table-cell office:value-type="float" office:value="139.7114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6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4:3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5524" calcext:value-type="float">
            <text:p>38.26</text:p>
          </table:table-cell>
          <table:table-cell office:value-type="float" office:value="140.918" calcext:value-type="float">
            <text:p>140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4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5642" calcext:value-type="float">
            <text:p>34.46</text:p>
          </table:table-cell>
          <table:table-cell office:value-type="float" office:value="135.3798" calcext:value-type="float">
            <text:p>135.3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4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819" calcext:value-type="float">
            <text:p>81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7834" calcext:value-type="float">
            <text:p>33.98</text:p>
          </table:table-cell>
          <table:table-cell office:value-type="float" office:value="133.5412" calcext:value-type="float">
            <text:p>133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4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2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80336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3863" calcext:value-type="float">
            <text:p>26.24</text:p>
          </table:table-cell>
          <table:table-cell office:value-type="float" office:value="127.7349" calcext:value-type="float">
            <text:p>127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4191" calcext:value-type="float">
            <text:p>33.34</text:p>
          </table:table-cell>
          <table:table-cell office:value-type="float" office:value="130.4377" calcext:value-type="float">
            <text:p>130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4319" calcext:value-type="float">
            <text:p>33.34</text:p>
          </table:table-cell>
          <table:table-cell office:value-type="float" office:value="130.4418" calcext:value-type="float">
            <text:p>130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32" calcext:value-type="float">
            <text:p>35.7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594" calcext:value-type="float">
            <text:p>35.65</text:p>
          </table:table-cell>
          <table:table-cell office:value-type="float" office:value="139.701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9564" calcext:value-type="float">
            <text:p>36.1</text:p>
          </table:table-cell>
          <table:table-cell office:value-type="float" office:value="139.6721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89886" calcext:value-type="float">
            <text:p>33.9</text:p>
          </table:table-cell>
          <table:table-cell office:value-type="float" office:value="130.8644" calcext:value-type="float">
            <text:p>130.8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0679" calcext:value-type="float">
            <text:p>34.01</text:p>
          </table:table-cell>
          <table:table-cell office:value-type="float" office:value="130.9728" calcext:value-type="float">
            <text:p>130.9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1383" calcext:value-type="float">
            <text:p>34.01</text:p>
          </table:table-cell>
          <table:table-cell office:value-type="float" office:value="131.2024" calcext:value-type="float">
            <text:p>131.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88" calcext:value-type="float">
            <text:p>34.09</text:p>
          </table:table-cell>
          <table:table-cell office:value-type="float" office:value="131.399" calcext:value-type="float">
            <text:p>131.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9923" calcext:value-type="float">
            <text:p>34.1</text:p>
          </table:table-cell>
          <table:table-cell office:value-type="float" office:value="131.4521" calcext:value-type="float">
            <text:p>131.4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8807" calcext:value-type="float">
            <text:p>34.09</text:p>
          </table:table-cell>
          <table:table-cell office:value-type="float" office:value="131.4902" calcext:value-type="float">
            <text:p>131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56" calcext:value-type="float">
            <text:p>34.06</text:p>
          </table:table-cell>
          <table:table-cell office:value-type="float" office:value="131.5138" calcext:value-type="float">
            <text:p>131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836" calcext:value-type="float">
            <text:p>83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0565" calcext:value-type="float">
            <text:p>34.06</text:p>
          </table:table-cell>
          <table:table-cell office:value-type="float" office:value="131.5614" calcext:value-type="float">
            <text:p>131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9688" calcext:value-type="float">
            <text:p>35.7</text:p>
          </table:table-cell>
          <table:table-cell office:value-type="float" office:value="139.7076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5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841" calcext:value-type="float">
            <text:p>34.39</text:p>
          </table:table-cell>
          <table:table-cell office:value-type="float" office:value="132.4595" calcext:value-type="float">
            <text:p>132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6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7017" calcext:value-type="float">
            <text:p>35.77</text:p>
          </table:table-cell>
          <table:table-cell office:value-type="float" office:value="139.8435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6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4945" calcext:value-type="float">
            <text:p>35.15</text:p>
          </table:table-cell>
          <table:table-cell office:value-type="float" office:value="136.9373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072" calcext:value-type="float">
            <text:p>35.61</text:p>
          </table:table-cell>
          <table:table-cell office:value-type="float" office:value="139.7349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538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1625" calcext:value-type="float">
            <text:p>35.72</text:p>
          </table:table-cell>
          <table:table-cell office:value-type="float" office:value="139.7836" calcext:value-type="float">
            <text:p>139.7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6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8469" calcext:value-type="float">
            <text:p>35.98</text:p>
          </table:table-cell>
          <table:table-cell office:value-type="float" office:value="139.8365" calcext:value-type="float">
            <text:p>139.8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6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694" calcext:value-type="float">
            <text:p>34.67</text:p>
          </table:table-cell>
          <table:table-cell office:value-type="float" office:value="135.4761" calcext:value-type="float">
            <text:p>135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15" calcext:value-type="float">
            <text:p>35.68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8235" calcext:value-type="float">
            <text:p>35.58</text:p>
          </table:table-cell>
          <table:table-cell office:value-type="float" office:value="140.1309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6438" calcext:value-type="float">
            <text:p>35.56</text:p>
          </table:table-cell>
          <table:table-cell office:value-type="float" office:value="140.134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5218" calcext:value-type="float">
            <text:p>35.55</text:p>
          </table:table-cell>
          <table:table-cell office:value-type="float" office:value="140.132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854" calcext:value-type="float">
            <text:p>854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5131" calcext:value-type="float">
            <text:p>35.55</text:p>
          </table:table-cell>
          <table:table-cell office:value-type="float" office:value="140.1313" calcext:value-type="float">
            <text:p>140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7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3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05451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8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63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8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857" calcext:value-type="float">
            <text:p>8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6796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SAD</text:p>
          </table:table-cell>
          <table:table-cell office:value-type="string" calcext:value-type="string">
            <text:p>09-07-2015, 8:5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38" calcext:value-type="float">
            <text:p>34.46</text:p>
          </table:table-cell>
          <table:table-cell office:value-type="float" office:value="135.3793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31" calcext:value-type="float">
            <text:p>35.77</text:p>
          </table:table-cell>
          <table:table-cell office:value-type="float" office:value="139.790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9:1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82" calcext:value-type="float">
            <text:p>35.77</text:p>
          </table:table-cell>
          <table:table-cell office:value-type="float" office:value="139.7913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09-07-2015, 9:1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6809" calcext:value-type="float">
            <text:p>34.67</text:p>
          </table:table-cell>
          <table:table-cell office:value-type="float" office:value="135.4796" calcext:value-type="float">
            <text:p>135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863" calcext:value-type="float">
            <text:p>86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70195" calcext:value-type="float">
            <text:p>35.7</text:p>
          </table:table-cell>
          <table:table-cell office:value-type="float" office:value="139.597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4936" calcext:value-type="float">
            <text:p>36.35</text:p>
          </table:table-cell>
          <table:table-cell office:value-type="float" office:value="140.4868" calcext:value-type="float">
            <text:p>140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9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5017" calcext:value-type="float">
            <text:p>34.65</text:p>
          </table:table-cell>
          <table:table-cell office:value-type="float" office:value="135.5004" calcext:value-type="float">
            <text:p>135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8604" calcext:value-type="float">
            <text:p>35.69</text:p>
          </table:table-cell>
          <table:table-cell office:value-type="float" office:value="139.7647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9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867" calcext:value-type="float">
            <text:p>86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44958" calcext:value-type="float">
            <text:p>34.45</text:p>
          </table:table-cell>
          <table:table-cell office:value-type="float" office:value="133.3659" calcext:value-type="float">
            <text:p>133.3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2995" calcext:value-type="float">
            <text:p>34.73</text:p>
          </table:table-cell>
          <table:table-cell office:value-type="float" office:value="135.1594" calcext:value-type="float">
            <text:p>135.1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72995" calcext:value-type="float">
            <text:p>34.73</text:p>
          </table:table-cell>
          <table:table-cell office:value-type="float" office:value="135.1594" calcext:value-type="float">
            <text:p>135.1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870" calcext:value-type="float">
            <text:p>87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5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73" calcext:value-type="float">
            <text:p>34.67</text:p>
          </table:table-cell>
          <table:table-cell office:value-type="float" office:value="135.4916" calcext:value-type="float">
            <text:p>135.4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879" calcext:value-type="float">
            <text:p>87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641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9537" calcext:value-type="float">
            <text:p>34.7</text:p>
          </table:table-cell>
          <table:table-cell office:value-type="float" office:value="135.5502" calcext:value-type="float">
            <text:p>135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881" calcext:value-type="float">
            <text:p>88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0507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5457" calcext:value-type="float">
            <text:p>35.75</text:p>
          </table:table-cell>
          <table:table-cell office:value-type="float" office:value="139.8068" calcext:value-type="float">
            <text:p>139.8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5084" calcext:value-type="float">
            <text:p>35.85</text:p>
          </table:table-cell>
          <table:table-cell office:value-type="float" office:value="139.8684" calcext:value-type="float">
            <text:p>139.8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0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51" calcext:value-type="float">
            <text:p>35.58</text:p>
          </table:table-cell>
          <table:table-cell office:value-type="float" office:value="139.5947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885" calcext:value-type="float">
            <text:p>88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27" calcext:value-type="float">
            <text:p>35.58</text:p>
          </table:table-cell>
          <table:table-cell office:value-type="float" office:value="139.5961" calcext:value-type="float">
            <text:p>139.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886" calcext:value-type="float">
            <text:p>88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15234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887" calcext:value-type="float">
            <text:p>88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871" calcext:value-type="float">
            <text:p>35.97</text:p>
          </table:table-cell>
          <table:table-cell office:value-type="float" office:value="139.7674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0:4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4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57549" calcext:value-type="float">
            <text:p>35.58</text:p>
          </table:table-cell>
          <table:table-cell office:value-type="float" office:value="139.5937" calcext:value-type="float">
            <text:p>139.5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09-07-2015, 10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891" calcext:value-type="float">
            <text:p>89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201" calcext:value-type="float">
            <text:p>39.77</text:p>
          </table:table-cell>
          <table:table-cell office:value-type="float" office:value="141.1369" calcext:value-type="float">
            <text:p>141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09-07-2015, 11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34" calcext:value-type="float">
            <text:p>35.5</text:p>
          </table:table-cell>
          <table:table-cell office:value-type="float" office:value="139.6625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4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362" calcext:value-type="float">
            <text:p>35.74</text:p>
          </table:table-cell>
          <table:table-cell office:value-type="float" office:value="139.5839" calcext:value-type="float">
            <text:p>139.5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722" calcext:value-type="float">
            <text:p>35.75</text:p>
          </table:table-cell>
          <table:table-cell office:value-type="float" office:value="139.5926" calcext:value-type="float">
            <text:p>139.5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09-07-2015, 11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895" calcext:value-type="float">
            <text:p>89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5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1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784" calcext:value-type="float">
            <text:p>34.46</text:p>
          </table:table-cell>
          <table:table-cell office:value-type="float" office:value="135.3788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897" calcext:value-type="float">
            <text:p>89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691" calcext:value-type="float">
            <text:p>34.46</text:p>
          </table:table-cell>
          <table:table-cell office:value-type="float" office:value="135.3798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5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898" calcext:value-type="float">
            <text:p>89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9637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6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2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1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775" calcext:value-type="float">
            <text:p>35.69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866" calcext:value-type="float">
            <text:p>35.69</text:p>
          </table:table-cell>
          <table:table-cell office:value-type="float" office:value="139.8453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4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925" calcext:value-type="float">
            <text:p>35.5</text:p>
          </table:table-cell>
          <table:table-cell office:value-type="float" office:value="139.4086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4022" calcext:value-type="float">
            <text:p>33.4</text:p>
          </table:table-cell>
          <table:table-cell office:value-type="float" office:value="130.5286" calcext:value-type="float">
            <text:p>130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7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1077" calcext:value-type="float">
            <text:p>35.51</text:p>
          </table:table-cell>
          <table:table-cell office:value-type="float" office:value="139.4188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1542" calcext:value-type="float">
            <text:p>35.52</text:p>
          </table:table-cell>
          <table:table-cell office:value-type="float" office:value="139.4225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8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906" calcext:value-type="float">
            <text:p>90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79657" calcext:value-type="float">
            <text:p>35.8</text:p>
          </table:table-cell>
          <table:table-cell office:value-type="float" office:value="139.438" calcext:value-type="float">
            <text:p>139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907" calcext:value-type="float">
            <text:p>907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557" calcext:value-type="float">
            <text:p>34.46</text:p>
          </table:table-cell>
          <table:table-cell office:value-type="float" office:value="135.3804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908" calcext:value-type="float">
            <text:p>908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191" calcext:value-type="float">
            <text:p>35.45</text:p>
          </table:table-cell>
          <table:table-cell office:value-type="float" office:value="139.3914" calcext:value-type="float">
            <text:p>139.3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909" calcext:value-type="float">
            <text:p>90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494" calcext:value-type="float">
            <text:p>35.45</text:p>
          </table:table-cell>
          <table:table-cell office:value-type="float" office:value="139.3939" calcext:value-type="float">
            <text:p>139.3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79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910" calcext:value-type="float">
            <text:p>91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1325" calcext:value-type="float">
            <text:p>35.91</text:p>
          </table:table-cell>
          <table:table-cell office:value-type="float" office:value="139.4779" calcext:value-type="float">
            <text:p>139.4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911" calcext:value-type="float">
            <text:p>91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592" calcext:value-type="float">
            <text:p>34.46</text:p>
          </table:table-cell>
          <table:table-cell office:value-type="float" office:value="135.3816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0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8772" calcext:value-type="float">
            <text:p>35.79</text:p>
          </table:table-cell>
          <table:table-cell office:value-type="float" office:value="139.4736" calcext:value-type="float">
            <text:p>139.4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913" calcext:value-type="float">
            <text:p>9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0029" calcext:value-type="float">
            <text:p>35.6</text:p>
          </table:table-cell>
          <table:table-cell office:value-type="float" office:value="139.6111" calcext:value-type="float">
            <text:p>139.6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2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914" calcext:value-type="float">
            <text:p>914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6166" calcext:value-type="float">
            <text:p>35.66</text:p>
          </table:table-cell>
          <table:table-cell office:value-type="float" office:value="140.0214" calcext:value-type="float">
            <text:p>140.0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915" calcext:value-type="float">
            <text:p>915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7515" calcext:value-type="float">
            <text:p>35.88</text:p>
          </table:table-cell>
          <table:table-cell office:value-type="float" office:value="139.7899" calcext:value-type="float">
            <text:p>139.7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3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916" calcext:value-type="float">
            <text:p>91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304" calcext:value-type="float">
            <text:p>35.66</text:p>
          </table:table-cell>
          <table:table-cell office:value-type="float" office:value="139.6829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17" calcext:value-type="float">
            <text:p>917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95" calcext:value-type="float">
            <text:p>35.7</text:p>
          </table:table-cell>
          <table:table-cell office:value-type="float" office:value="139.6828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918" calcext:value-type="float">
            <text:p>91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95" calcext:value-type="float">
            <text:p>35.7</text:p>
          </table:table-cell>
          <table:table-cell office:value-type="float" office:value="139.6828" calcext:value-type="float">
            <text:p>139.6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8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5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69779" calcext:value-type="float">
            <text:p>35.7</text:p>
          </table:table-cell>
          <table:table-cell office:value-type="float" office:value="139.599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8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920" calcext:value-type="float">
            <text:p>92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7539" calcext:value-type="float">
            <text:p>35.68</text:p>
          </table:table-cell>
          <table:table-cell office:value-type="float" office:value="139.7636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921" calcext:value-type="float">
            <text:p>92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1135" calcext:value-type="float">
            <text:p>35.71</text:p>
          </table:table-cell>
          <table:table-cell office:value-type="float" office:value="139.6924" calcext:value-type="float">
            <text:p>139.6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6000000" calcext:value-type="float">
            <text:p>1.44E+012</text:p>
          </table:table-cell>
          <table:table-cell office:value-type="date" office:date-value="2015-07-09" calcext:value-type="date">
            <text:p>2015-07-0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922" calcext:value-type="float">
            <text:p>92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3137" calcext:value-type="float">
            <text:p>43.03</text:p>
          </table:table-cell>
          <table:table-cell office:value-type="float" office:value="141.4371" calcext:value-type="float">
            <text:p>141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9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23" calcext:value-type="float">
            <text:p>92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88" calcext:value-type="float">
            <text:p>35.68</text:p>
          </table:table-cell>
          <table:table-cell office:value-type="float" office:value="139.783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9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5155" calcext:value-type="float">
            <text:p>35.75</text:p>
          </table:table-cell>
          <table:table-cell office:value-type="float" office:value="139.8058" calcext:value-type="float">
            <text:p>139.8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0-07-2015, 9:07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925" calcext:value-type="float">
            <text:p>92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624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9:5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8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5071" calcext:value-type="float">
            <text:p>38.25</text:p>
          </table:table-cell>
          <table:table-cell office:value-type="float" office:value="140.9279" calcext:value-type="float">
            <text:p>140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0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5182" calcext:value-type="float">
            <text:p>38.25</text:p>
          </table:table-cell>
          <table:table-cell office:value-type="float" office:value="140.9418" calcext:value-type="float">
            <text:p>140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929" calcext:value-type="float">
            <text:p>929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1976" calcext:value-type="float">
            <text:p>26.22</text:p>
          </table:table-cell>
          <table:table-cell office:value-type="float" office:value="127.7148" calcext:value-type="float">
            <text:p>127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30" calcext:value-type="float">
            <text:p>93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216" calcext:value-type="float">
            <text:p>39.77</text:p>
          </table:table-cell>
          <table:table-cell office:value-type="float" office:value="141.1384" calcext:value-type="float">
            <text:p>141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931" calcext:value-type="float">
            <text:p>93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6093" calcext:value-type="float">
            <text:p>35.16</text:p>
          </table:table-cell>
          <table:table-cell office:value-type="float" office:value="136.9242" calcext:value-type="float">
            <text:p>136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932" calcext:value-type="float">
            <text:p>93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62" calcext:value-type="float">
            <text:p>35.69</text:p>
          </table:table-cell>
          <table:table-cell office:value-type="float" office:value="139.8238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33" calcext:value-type="float">
            <text:p>93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465" calcext:value-type="float">
            <text:p>35.69</text:p>
          </table:table-cell>
          <table:table-cell office:value-type="float" office:value="139.824" calcext:value-type="float">
            <text:p>139.8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93" calcext:value-type="float">
            <text:p>34.62</text:p>
          </table:table-cell>
          <table:table-cell office:value-type="float" office:value="135.558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5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935" calcext:value-type="float">
            <text:p>935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68" calcext:value-type="float">
            <text:p>35.66</text:p>
          </table:table-cell>
          <table:table-cell office:value-type="float" office:value="139.780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936" calcext:value-type="float">
            <text:p>93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5726" calcext:value-type="float">
            <text:p>35.66</text:p>
          </table:table-cell>
          <table:table-cell office:value-type="float" office:value="139.7817" calcext:value-type="float">
            <text:p>139.7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937" calcext:value-type="float">
            <text:p>93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859" calcext:value-type="float">
            <text:p>35.63</text:p>
          </table:table-cell>
          <table:table-cell office:value-type="float" office:value="139.7414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938" calcext:value-type="float">
            <text:p>93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3063" calcext:value-type="float">
            <text:p>35.63</text:p>
          </table:table-cell>
          <table:table-cell office:value-type="float" office:value="139.7417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939" calcext:value-type="float">
            <text:p>9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29" calcext:value-type="float">
            <text:p>35.63</text:p>
          </table:table-cell>
          <table:table-cell office:value-type="float" office:value="139.7415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1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940" calcext:value-type="float">
            <text:p>940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822" calcext:value-type="float">
            <text:p>35.66</text:p>
          </table:table-cell>
          <table:table-cell office:value-type="float" office:value="139.7075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941" calcext:value-type="float">
            <text:p>94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7442" calcext:value-type="float">
            <text:p>39.77</text:p>
          </table:table-cell>
          <table:table-cell office:value-type="float" office:value="141.1469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2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2769" calcext:value-type="float">
            <text:p>36.33</text:p>
          </table:table-cell>
          <table:table-cell office:value-type="float" office:value="140.4652" calcext:value-type="float">
            <text:p>140.4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2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943" calcext:value-type="float">
            <text:p>94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631" calcext:value-type="float">
            <text:p>34.46</text:p>
          </table:table-cell>
          <table:table-cell office:value-type="float" office:value="135.3809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944" calcext:value-type="float">
            <text:p>944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2537" calcext:value-type="float">
            <text:p>36.03</text:p>
          </table:table-cell>
          <table:table-cell office:value-type="float" office:value="139.5956" calcext:value-type="float">
            <text:p>139.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945" calcext:value-type="float">
            <text:p>94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3591" calcext:value-type="float">
            <text:p>43.04</text:p>
          </table:table-cell>
          <table:table-cell office:value-type="float" office:value="141.4228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49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946" calcext:value-type="float">
            <text:p>94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524" calcext:value-type="float">
            <text:p>35.16</text:p>
          </table:table-cell>
          <table:table-cell office:value-type="float" office:value="136.918" calcext:value-type="float">
            <text:p>136.9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2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0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947" calcext:value-type="float">
            <text:p>94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35" calcext:value-type="float">
            <text:p>35.73</text:p>
          </table:table-cell>
          <table:table-cell office:value-type="float" office:value="139.7121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1:0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948" calcext:value-type="float">
            <text:p>948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496" calcext:value-type="float">
            <text:p>35.71</text:p>
          </table:table-cell>
          <table:table-cell office:value-type="float" office:value="139.704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949" calcext:value-type="float">
            <text:p>94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53" calcext:value-type="float">
            <text:p>33.21</text:p>
          </table:table-cell>
          <table:table-cell office:value-type="float" office:value="130.3734" calcext:value-type="float">
            <text:p>130.3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950" calcext:value-type="float">
            <text:p>950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593" calcext:value-type="float">
            <text:p>35.73</text:p>
          </table:table-cell>
          <table:table-cell office:value-type="float" office:value="139.722" calcext:value-type="float">
            <text:p>139.7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951" calcext:value-type="float">
            <text:p>95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743" calcext:value-type="float">
            <text:p>35.67</text:p>
          </table:table-cell>
          <table:table-cell office:value-type="float" office:value="139.7641" calcext:value-type="float">
            <text:p>139.7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952" calcext:value-type="float">
            <text:p>95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225" calcext:value-type="float">
            <text:p>35.73</text:p>
          </table:table-cell>
          <table:table-cell office:value-type="float" office:value="139.7237" calcext:value-type="float">
            <text:p>139.7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578" calcext:value-type="float">
            <text:p>35.74</text:p>
          </table:table-cell>
          <table:table-cell office:value-type="float" office:value="139.7295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955" calcext:value-type="float">
            <text:p>955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3232" calcext:value-type="float">
            <text:p>35.73</text:p>
          </table:table-cell>
          <table:table-cell office:value-type="float" office:value="139.7351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56" calcext:value-type="float">
            <text:p>95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711" calcext:value-type="float">
            <text:p>35.73</text:p>
          </table:table-cell>
          <table:table-cell office:value-type="float" office:value="139.7382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957" calcext:value-type="float">
            <text:p>95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9" calcext:value-type="float">
            <text:p>35.73</text:p>
          </table:table-cell>
          <table:table-cell office:value-type="float" office:value="139.746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958" calcext:value-type="float">
            <text:p>95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716" calcext:value-type="float">
            <text:p>35.74</text:p>
          </table:table-cell>
          <table:table-cell office:value-type="float" office:value="139.7632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959" calcext:value-type="float">
            <text:p>95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3344" calcext:value-type="float">
            <text:p>35.73</text:p>
          </table:table-cell>
          <table:table-cell office:value-type="float" office:value="139.772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897" calcext:value-type="float">
            <text:p>35.73</text:p>
          </table:table-cell>
          <table:table-cell office:value-type="float" office:value="139.7112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2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964" calcext:value-type="float">
            <text:p>96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986" calcext:value-type="float">
            <text:p>35.73</text:p>
          </table:table-cell>
          <table:table-cell office:value-type="float" office:value="139.711" calcext:value-type="float">
            <text:p>139.7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2:2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51" calcext:value-type="float">
            <text:p>35.73</text:p>
          </table:table-cell>
          <table:table-cell office:value-type="float" office:value="139.7116" calcext:value-type="float">
            <text:p>139.71</text:p>
          </table:table-cell>
          <table:table-cell office:value-type="string" calcext:value-type="string">
            <text:p>Feeling HAPPY</text:p>
          </table:table-cell>
          <table:table-cell office:value-type="string" calcext:value-type="string">
            <text:p>10-07-2015, 2:26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966" calcext:value-type="float">
            <text:p>96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9" calcext:value-type="float">
            <text:p>35.68</text:p>
          </table:table-cell>
          <table:table-cell office:value-type="float" office:value="139.8162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3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534" calcext:value-type="float">
            <text:p>33.99</text:p>
          </table:table-cell>
          <table:table-cell office:value-type="float" office:value="133.549" calcext:value-type="float">
            <text:p>133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968" calcext:value-type="float">
            <text:p>96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406" calcext:value-type="float">
            <text:p>38.24</text:p>
          </table:table-cell>
          <table:table-cell office:value-type="float" office:value="140.8834" calcext:value-type="float">
            <text:p>140.8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2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969" calcext:value-type="float">
            <text:p>969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353" calcext:value-type="float">
            <text:p>38.24</text:p>
          </table:table-cell>
          <table:table-cell office:value-type="float" office:value="140.8753" calcext:value-type="float">
            <text:p>140.8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2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970" calcext:value-type="float">
            <text:p>97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26432" calcext:value-type="float">
            <text:p>38.26</text:p>
          </table:table-cell>
          <table:table-cell office:value-type="float" office:value="140.8634" calcext:value-type="float">
            <text:p>140.8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0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71" calcext:value-type="float">
            <text:p>97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612" calcext:value-type="float">
            <text:p>35.7</text:p>
          </table:table-cell>
          <table:table-cell office:value-type="float" office:value="139.5956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3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0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54" calcext:value-type="float">
            <text:p>35.69</text:p>
          </table:table-cell>
          <table:table-cell office:value-type="float" office:value="139.699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" calcext:value-type="float">
            <text:p>34.63</text:p>
          </table:table-cell>
          <table:table-cell office:value-type="float" office:value="135.55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6301" calcext:value-type="float">
            <text:p>34.63</text:p>
          </table:table-cell>
          <table:table-cell office:value-type="float" office:value="135.5534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975" calcext:value-type="float">
            <text:p>97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45" calcext:value-type="float">
            <text:p>35.68</text:p>
          </table:table-cell>
          <table:table-cell office:value-type="float" office:value="139.6986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3009" calcext:value-type="float">
            <text:p>34.63</text:p>
          </table:table-cell>
          <table:table-cell office:value-type="float" office:value="135.5521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977" calcext:value-type="float">
            <text:p>977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5209" calcext:value-type="float">
            <text:p>35.45</text:p>
          </table:table-cell>
          <table:table-cell office:value-type="float" office:value="139.5265" calcext:value-type="float">
            <text:p>139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3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978" calcext:value-type="float">
            <text:p>97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499" calcext:value-type="float">
            <text:p>34.62</text:p>
          </table:table-cell>
          <table:table-cell office:value-type="float" office:value="135.5583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79" calcext:value-type="float">
            <text:p>97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2418" calcext:value-type="float">
            <text:p>34.62</text:p>
          </table:table-cell>
          <table:table-cell office:value-type="float" office:value="135.559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980" calcext:value-type="float">
            <text:p>98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3198" calcext:value-type="float">
            <text:p>43.03</text:p>
          </table:table-cell>
          <table:table-cell office:value-type="float" office:value="141.4393" calcext:value-type="float">
            <text:p>141.4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4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981" calcext:value-type="float">
            <text:p>981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3174" calcext:value-type="float">
            <text:p>43.03</text:p>
          </table:table-cell>
          <table:table-cell office:value-type="float" office:value="141.4405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4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81593" calcext:value-type="float">
            <text:p>34.82</text:p>
          </table:table-cell>
          <table:table-cell office:value-type="float" office:value="137.3767" calcext:value-type="float">
            <text:p>137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983" calcext:value-type="float">
            <text:p>98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15233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4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5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84" calcext:value-type="float">
            <text:p>98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163" calcext:value-type="float">
            <text:p>35.15</text:p>
          </table:table-cell>
          <table:table-cell office:value-type="float" office:value="136.9442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985" calcext:value-type="float">
            <text:p>98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2954" calcext:value-type="float">
            <text:p>35.63</text:p>
          </table:table-cell>
          <table:table-cell office:value-type="float" office:value="139.7435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986" calcext:value-type="float">
            <text:p>98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02" calcext:value-type="float">
            <text:p>35.68</text:p>
          </table:table-cell>
          <table:table-cell office:value-type="float" office:value="139.7643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987" calcext:value-type="float">
            <text:p>98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512" calcext:value-type="float">
            <text:p>34.63</text:p>
          </table:table-cell>
          <table:table-cell office:value-type="float" office:value="135.5573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988" calcext:value-type="float">
            <text:p>988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688" calcext:value-type="float">
            <text:p>34.46</text:p>
          </table:table-cell>
          <table:table-cell office:value-type="float" office:value="135.3824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6905" calcext:value-type="float">
            <text:p>35.67</text:p>
          </table:table-cell>
          <table:table-cell office:value-type="float" office:value="139.7058" calcext:value-type="float">
            <text:p>139.7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3018" calcext:value-type="float">
            <text:p>35.63</text:p>
          </table:table-cell>
          <table:table-cell office:value-type="float" office:value="139.742" calcext:value-type="float">
            <text:p>139.7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5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56" calcext:value-type="float">
            <text:p>34.46</text:p>
          </table:table-cell>
          <table:table-cell office:value-type="float" office:value="135.3817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45716" calcext:value-type="float">
            <text:p>34.46</text:p>
          </table:table-cell>
          <table:table-cell office:value-type="float" office:value="135.3801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5:5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993" calcext:value-type="float">
            <text:p>99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84" calcext:value-type="float">
            <text:p>35.65</text:p>
          </table:table-cell>
          <table:table-cell office:value-type="float" office:value="139.7914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53" calcext:value-type="float">
            <text:p>35.73</text:p>
          </table:table-cell>
          <table:table-cell office:value-type="float" office:value="139.7618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995" calcext:value-type="float">
            <text:p>99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731" calcext:value-type="float">
            <text:p>35.73</text:p>
          </table:table-cell>
          <table:table-cell office:value-type="float" office:value="139.771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1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996" calcext:value-type="float">
            <text:p>99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1354" calcext:value-type="float">
            <text:p>35.71</text:p>
          </table:table-cell>
          <table:table-cell office:value-type="float" office:value="139.7763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6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0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998" calcext:value-type="float">
            <text:p>9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51" calcext:value-type="float">
            <text:p>35.72</text:p>
          </table:table-cell>
          <table:table-cell office:value-type="float" office:value="139.7539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999" calcext:value-type="float">
            <text:p>99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69" calcext:value-type="float">
            <text:p>35.69</text:p>
          </table:table-cell>
          <table:table-cell office:value-type="float" office:value="139.7003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85" calcext:value-type="float">
            <text:p>35.69</text:p>
          </table:table-cell>
          <table:table-cell office:value-type="float" office:value="139.699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6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001" calcext:value-type="float">
            <text:p>100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699" calcext:value-type="float">
            <text:p>35.7</text:p>
          </table:table-cell>
          <table:table-cell office:value-type="float" office:value="139.8145" calcext:value-type="float">
            <text:p>139.8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865" calcext:value-type="float">
            <text:p>35.86</text:p>
          </table:table-cell>
          <table:table-cell office:value-type="float" office:value="139.8684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5681" calcext:value-type="float">
            <text:p>35.86</text:p>
          </table:table-cell>
          <table:table-cell office:value-type="float" office:value="139.8674" calcext:value-type="float">
            <text:p>139.8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5608" calcext:value-type="float">
            <text:p>35.86</text:p>
          </table:table-cell>
          <table:table-cell office:value-type="float" office:value="139.8689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7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72" calcext:value-type="float">
            <text:p>34.64</text:p>
          </table:table-cell>
          <table:table-cell office:value-type="float" office:value="135.5256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7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5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416" calcext:value-type="float">
            <text:p>35.68</text:p>
          </table:table-cell>
          <table:table-cell office:value-type="float" office:value="139.8454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8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2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251" calcext:value-type="float">
            <text:p>35.7</text:p>
          </table:table-cell>
          <table:table-cell office:value-type="float" office:value="139.6013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9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0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837" calcext:value-type="float">
            <text:p>35.58</text:p>
          </table:table-cell>
          <table:table-cell office:value-type="float" office:value="140.1302" calcext:value-type="float">
            <text:p>140.1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9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5167" calcext:value-type="float">
            <text:p>35.75</text:p>
          </table:table-cell>
          <table:table-cell office:value-type="float" office:value="139.805" calcext:value-type="float">
            <text:p>139.81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0-07-2015, 9:3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97408" calcext:value-type="float">
            <text:p>33.97</text:p>
          </table:table-cell>
          <table:table-cell office:value-type="float" office:value="133.5481" calcext:value-type="float">
            <text:p>133.5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9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57646" calcext:value-type="float">
            <text:p>35.58</text:p>
          </table:table-cell>
          <table:table-cell office:value-type="float" office:value="139.5938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5233" calcext:value-type="float">
            <text:p>35.15</text:p>
          </table:table-cell>
          <table:table-cell office:value-type="float" office:value="136.9435" calcext:value-type="float">
            <text:p>136.9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45522" calcext:value-type="float">
            <text:p>34.46</text:p>
          </table:table-cell>
          <table:table-cell office:value-type="float" office:value="135.3825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0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4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017" calcext:value-type="float">
            <text:p>101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699" calcext:value-type="float">
            <text:p>34.46</text:p>
          </table:table-cell>
          <table:table-cell office:value-type="float" office:value="135.3827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5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5699" calcext:value-type="float">
            <text:p>34.46</text:p>
          </table:table-cell>
          <table:table-cell office:value-type="float" office:value="135.3827" calcext:value-type="float">
            <text:p>135.3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5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6196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0-07-2015, 10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759" calcext:value-type="float">
            <text:p>35.58</text:p>
          </table:table-cell>
          <table:table-cell office:value-type="float" office:value="139.5926" calcext:value-type="float">
            <text:p>139.5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72966" calcext:value-type="float">
            <text:p>35.73</text:p>
          </table:table-cell>
          <table:table-cell office:value-type="float" office:value="139.7109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024" calcext:value-type="float">
            <text:p>102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3211" calcext:value-type="float">
            <text:p>35.73</text:p>
          </table:table-cell>
          <table:table-cell office:value-type="float" office:value="139.7737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0-07-2015, 10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92" calcext:value-type="float">
            <text:p>34.62</text:p>
          </table:table-cell>
          <table:table-cell office:value-type="float" office:value="135.5586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26" calcext:value-type="float">
            <text:p>1026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90506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12" calcext:value-type="float">
            <text:p>35.73</text:p>
          </table:table-cell>
          <table:table-cell office:value-type="float" office:value="139.9076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0-07-2015, 11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3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793" calcext:value-type="float">
            <text:p>35.77</text:p>
          </table:table-cell>
          <table:table-cell office:value-type="float" office:value="139.7892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:3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46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558" calcext:value-type="float">
            <text:p>34.46</text:p>
          </table:table-cell>
          <table:table-cell office:value-type="float" office:value="135.3802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49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543" calcext:value-type="float">
            <text:p>35.72</text:p>
          </table:table-cell>
          <table:table-cell office:value-type="float" office:value="139.7842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4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7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941" calcext:value-type="float">
            <text:p>35.69</text:p>
          </table:table-cell>
          <table:table-cell office:value-type="float" office:value="139.7025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4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5265" calcext:value-type="float">
            <text:p>26.25</text:p>
          </table:table-cell>
          <table:table-cell office:value-type="float" office:value="127.7565" calcext:value-type="float">
            <text:p>127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5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034" calcext:value-type="float">
            <text:p>1034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6851" calcext:value-type="float">
            <text:p>35.97</text:p>
          </table:table-cell>
          <table:table-cell office:value-type="float" office:value="139.7677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24963" calcext:value-type="float">
            <text:p>33.25</text:p>
          </table:table-cell>
          <table:table-cell office:value-type="float" office:value="130.5012" calcext:value-type="float">
            <text:p>13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036" calcext:value-type="float">
            <text:p>103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12" calcext:value-type="float">
            <text:p>43.08</text:p>
          </table:table-cell>
          <table:table-cell office:value-type="float" office:value="141.4201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391" calcext:value-type="float">
            <text:p>43.08</text:p>
          </table:table-cell>
          <table:table-cell office:value-type="float" office:value="141.4183" calcext:value-type="float">
            <text:p>141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1038" calcext:value-type="float">
            <text:p>1038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016" calcext:value-type="float">
            <text:p>43.09</text:p>
          </table:table-cell>
          <table:table-cell office:value-type="float" office:value="141.4104" calcext:value-type="float">
            <text:p>141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68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1039" calcext:value-type="float">
            <text:p>103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68885" calcext:value-type="float">
            <text:p>35.69</text:p>
          </table:table-cell>
          <table:table-cell office:value-type="float" office:value="139.8358" calcext:value-type="float">
            <text:p>139.8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8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0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040" calcext:value-type="float">
            <text:p>1040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299" calcext:value-type="float">
            <text:p>35.71</text:p>
          </table:table-cell>
          <table:table-cell office:value-type="float" office:value="139.7797" calcext:value-type="float">
            <text:p>139.7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1041" calcext:value-type="float">
            <text:p>104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196" calcext:value-type="float">
            <text:p>35.7</text:p>
          </table:table-cell>
          <table:table-cell office:value-type="float" office:value="139.6031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8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6" calcext:value-type="float">
            <text:p>35.72</text:p>
          </table:table-cell>
          <table:table-cell office:value-type="float" office:value="139.7804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1043" calcext:value-type="float">
            <text:p>104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16" calcext:value-type="float">
            <text:p>35.72</text:p>
          </table:table-cell>
          <table:table-cell office:value-type="float" office:value="139.7804" calcext:value-type="float">
            <text:p>139.7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1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1044" calcext:value-type="float">
            <text:p>10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8072" calcext:value-type="float">
            <text:p>33.98</text:p>
          </table:table-cell>
          <table:table-cell office:value-type="float" office:value="133.5395" calcext:value-type="float">
            <text:p>133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2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045" calcext:value-type="float">
            <text:p>1045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29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3000000" calcext:value-type="float">
            <text:p>1.44E+012</text:p>
          </table:table-cell>
          <table:table-cell office:value-type="date" office:date-value="2015-07-10" calcext:value-type="date">
            <text:p>2015-07-10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1046" calcext:value-type="float">
            <text:p>104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73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047" calcext:value-type="float">
            <text:p>1047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5757" calcext:value-type="float">
            <text:p>35.66</text:p>
          </table:table-cell>
          <table:table-cell office:value-type="float" office:value="139.7921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048" calcext:value-type="float">
            <text:p>1048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2334" calcext:value-type="float">
            <text:p>34.62</text:p>
          </table:table-cell>
          <table:table-cell office:value-type="float" office:value="135.5595" calcext:value-type="float">
            <text:p>135.5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1049" calcext:value-type="float">
            <text:p>104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884" calcext:value-type="float">
            <text:p>35.5</text:p>
          </table:table-cell>
          <table:table-cell office:value-type="float" office:value="140.0695" calcext:value-type="float">
            <text:p>140.0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1050" calcext:value-type="float">
            <text:p>105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3689" calcext:value-type="float">
            <text:p>36.37</text:p>
          </table:table-cell>
          <table:table-cell office:value-type="float" office:value="140.5016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051" calcext:value-type="float">
            <text:p>105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392" calcext:value-type="float">
            <text:p>34.62</text:p>
          </table:table-cell>
          <table:table-cell office:value-type="float" office:value="135.5586" calcext:value-type="float">
            <text:p>135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1053" calcext:value-type="float">
            <text:p>105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90881" calcext:value-type="float">
            <text:p>35.91</text:p>
          </table:table-cell>
          <table:table-cell office:value-type="float" office:value="139.4804" calcext:value-type="float">
            <text:p>139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1054" calcext:value-type="float">
            <text:p>105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2914" calcext:value-type="float">
            <text:p>34.63</text:p>
          </table:table-cell>
          <table:table-cell office:value-type="float" office:value="135.5498" calcext:value-type="float">
            <text:p>135.5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055" calcext:value-type="float">
            <text:p>1055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111" calcext:value-type="float">
            <text:p>34.63</text:p>
          </table:table-cell>
          <table:table-cell office:value-type="float" office:value="135.5468" calcext:value-type="float">
            <text:p>135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float" office:value="1056" calcext:value-type="float">
            <text:p>105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2493" calcext:value-type="float">
            <text:p>39.72</text:p>
          </table:table-cell>
          <table:table-cell office:value-type="float" office:value="141.1458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057" calcext:value-type="float">
            <text:p>105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649" calcext:value-type="float">
            <text:p>34.64</text:p>
          </table:table-cell>
          <table:table-cell office:value-type="float" office:value="135.5401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804" calcext:value-type="float">
            <text:p>34.64</text:p>
          </table:table-cell>
          <table:table-cell office:value-type="float" office:value="135.5378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1059" calcext:value-type="float">
            <text:p>1059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86" calcext:value-type="float">
            <text:p>34.64</text:p>
          </table:table-cell>
          <table:table-cell office:value-type="float" office:value="135.538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1060" calcext:value-type="float">
            <text:p>106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6393" calcext:value-type="float">
            <text:p>34.64</text:p>
          </table:table-cell>
          <table:table-cell office:value-type="float" office:value="135.5374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061" calcext:value-type="float">
            <text:p>106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79" calcext:value-type="float">
            <text:p>34.64</text:p>
          </table:table-cell>
          <table:table-cell office:value-type="float" office:value="135.5357" calcext:value-type="float">
            <text:p>135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1062" calcext:value-type="float">
            <text:p>106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34513" calcext:value-type="float">
            <text:p>33.35</text:p>
          </table:table-cell>
          <table:table-cell office:value-type="float" office:value="130.5502" calcext:value-type="float">
            <text:p>130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7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1063" calcext:value-type="float">
            <text:p>1063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2319" calcext:value-type="float">
            <text:p>39.72</text:p>
          </table:table-cell>
          <table:table-cell office:value-type="float" office:value="141.1464" calcext:value-type="float">
            <text:p>141.1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0:5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0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064" calcext:value-type="float">
            <text:p>106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31812" calcext:value-type="float">
            <text:p>35.32</text:p>
          </table:table-cell>
          <table:table-cell office:value-type="float" office:value="139.4005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0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1067" calcext:value-type="float">
            <text:p>106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5004" calcext:value-type="float">
            <text:p>35.65</text:p>
          </table:table-cell>
          <table:table-cell office:value-type="float" office:value="139.7577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068" calcext:value-type="float">
            <text:p>1068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04" calcext:value-type="float">
            <text:p>35.69</text:p>
          </table:table-cell>
          <table:table-cell office:value-type="float" office:value="139.7002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1069" calcext:value-type="float">
            <text:p>10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3" calcext:value-type="float">
            <text:p>35.69</text:p>
          </table:table-cell>
          <table:table-cell office:value-type="float" office:value="139.7002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68" calcext:value-type="float">
            <text:p>34.64</text:p>
          </table:table-cell>
          <table:table-cell office:value-type="float" office:value="135.5288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1071" calcext:value-type="float">
            <text:p>107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8" calcext:value-type="float">
            <text:p>34.64</text:p>
          </table:table-cell>
          <table:table-cell office:value-type="float" office:value="135.5299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87" calcext:value-type="float">
            <text:p>34.64</text:p>
          </table:table-cell>
          <table:table-cell office:value-type="float" office:value="135.5292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4006" calcext:value-type="float">
            <text:p>34.64</text:p>
          </table:table-cell>
          <table:table-cell office:value-type="float" office:value="135.532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95" calcext:value-type="float">
            <text:p>34.64</text:p>
          </table:table-cell>
          <table:table-cell office:value-type="float" office:value="135.534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075" calcext:value-type="float">
            <text:p>10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3881" calcext:value-type="float">
            <text:p>34.64</text:p>
          </table:table-cell>
          <table:table-cell office:value-type="float" office:value="135.5358" calcext:value-type="float">
            <text:p>135.5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42969" calcext:value-type="float">
            <text:p>35.43</text:p>
          </table:table-cell>
          <table:table-cell office:value-type="float" office:value="139.4944" calcext:value-type="float">
            <text:p>139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077" calcext:value-type="float">
            <text:p>107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6799" calcext:value-type="float">
            <text:p>35.97</text:p>
          </table:table-cell>
          <table:table-cell office:value-type="float" office:value="139.7421" calcext:value-type="float">
            <text:p>139.7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11:43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078" calcext:value-type="float">
            <text:p>1078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597" calcext:value-type="float">
            <text:p>34.46</text:p>
          </table:table-cell>
          <table:table-cell office:value-type="float" office:value="135.3816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1079" calcext:value-type="float">
            <text:p>1079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315" calcext:value-type="float">
            <text:p>35.49</text:p>
          </table:table-cell>
          <table:table-cell office:value-type="float" office:value="139.6697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0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044" calcext:value-type="float">
            <text:p>35.49</text:p>
          </table:table-cell>
          <table:table-cell office:value-type="float" office:value="139.6617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0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081" calcext:value-type="float">
            <text:p>1081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972" calcext:value-type="float">
            <text:p>35.73</text:p>
          </table:table-cell>
          <table:table-cell office:value-type="float" office:value="139.9086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283" calcext:value-type="float">
            <text:p>35.49</text:p>
          </table:table-cell>
          <table:table-cell office:value-type="float" office:value="139.6626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083" calcext:value-type="float">
            <text:p>108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592" calcext:value-type="float">
            <text:p>35.5</text:p>
          </table:table-cell>
          <table:table-cell office:value-type="float" office:value="139.6656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1084" calcext:value-type="float">
            <text:p>108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766" calcext:value-type="float">
            <text:p>35.5</text:p>
          </table:table-cell>
          <table:table-cell office:value-type="float" office:value="139.6656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4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085" calcext:value-type="float">
            <text:p>1085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9971" calcext:value-type="float">
            <text:p>35.5</text:p>
          </table:table-cell>
          <table:table-cell office:value-type="float" office:value="139.6654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1086" calcext:value-type="float">
            <text:p>1086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313" calcext:value-type="float">
            <text:p>38.24</text:p>
          </table:table-cell>
          <table:table-cell office:value-type="float" office:value="140.8889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3719" calcext:value-type="float">
            <text:p>38.24</text:p>
          </table:table-cell>
          <table:table-cell office:value-type="float" office:value="140.8899" calcext:value-type="float">
            <text:p>140.8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1088" calcext:value-type="float">
            <text:p>1088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41" calcext:value-type="float">
            <text:p>35.5</text:p>
          </table:table-cell>
          <table:table-cell office:value-type="float" office:value="140.0892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126" calcext:value-type="float">
            <text:p>35.5</text:p>
          </table:table-cell>
          <table:table-cell office:value-type="float" office:value="140.0904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090" calcext:value-type="float">
            <text:p>109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044" calcext:value-type="float">
            <text:p>35.5</text:p>
          </table:table-cell>
          <table:table-cell office:value-type="float" office:value="140.0922" calcext:value-type="float">
            <text:p>140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091" calcext:value-type="float">
            <text:p>1091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32" calcext:value-type="float">
            <text:p>35.5</text:p>
          </table:table-cell>
          <table:table-cell office:value-type="float" office:value="139.6626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1092" calcext:value-type="float">
            <text:p>1092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642" calcext:value-type="float">
            <text:p>35.79</text:p>
          </table:table-cell>
          <table:table-cell office:value-type="float" office:value="139.4724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1093" calcext:value-type="float">
            <text:p>109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3387" calcext:value-type="float">
            <text:p>38.23</text:p>
          </table:table-cell>
          <table:table-cell office:value-type="float" office:value="140.8946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094" calcext:value-type="float">
            <text:p>109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3145" calcext:value-type="float">
            <text:p>38.23</text:p>
          </table:table-cell>
          <table:table-cell office:value-type="float" office:value="140.8998" calcext:value-type="float">
            <text:p>140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095" calcext:value-type="float">
            <text:p>109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02493" calcext:value-type="float">
            <text:p>36.02</text:p>
          </table:table-cell>
          <table:table-cell office:value-type="float" office:value="139.597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12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64181" calcext:value-type="float">
            <text:p>34.64</text:p>
          </table:table-cell>
          <table:table-cell office:value-type="float" office:value="135.527" calcext:value-type="float">
            <text:p>135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097" calcext:value-type="float">
            <text:p>109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395" calcext:value-type="float">
            <text:p>43.08</text:p>
          </table:table-cell>
          <table:table-cell office:value-type="float" office:value="141.2975" calcext:value-type="float">
            <text:p>141.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1098" calcext:value-type="float">
            <text:p>1098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3896" calcext:value-type="float">
            <text:p>34.64</text:p>
          </table:table-cell>
          <table:table-cell office:value-type="float" office:value="135.5261" calcext:value-type="float">
            <text:p>135.5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2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884" calcext:value-type="float">
            <text:p>35.77</text:p>
          </table:table-cell>
          <table:table-cell office:value-type="float" office:value="139.7896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2:58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102" calcext:value-type="float">
            <text:p>110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7262" calcext:value-type="float">
            <text:p>33.57</text:p>
          </table:table-cell>
          <table:table-cell office:value-type="float" office:value="130.3209" calcext:value-type="float">
            <text:p>130.3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6959" calcext:value-type="float">
            <text:p>35.77</text:p>
          </table:table-cell>
          <table:table-cell office:value-type="float" office:value="139.7904" calcext:value-type="float">
            <text:p>139.79</text:p>
          </table:table-cell>
          <table:table-cell office:value-type="string" calcext:value-type="string">
            <text:p>Feeling OKAY</text:p>
          </table:table-cell>
          <table:table-cell office:value-type="string" calcext:value-type="string">
            <text:p>11-07-2015, 1:1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104" calcext:value-type="float">
            <text:p>110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23776" calcext:value-type="float">
            <text:p>34.24</text:p>
          </table:table-cell>
          <table:table-cell office:value-type="float" office:value="133.892" calcext:value-type="float">
            <text:p>133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8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6652" calcext:value-type="float">
            <text:p>35.97</text:p>
          </table:table-cell>
          <table:table-cell office:value-type="float" office:value="139.7695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:55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106" calcext:value-type="float">
            <text:p>1106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0237" calcext:value-type="float">
            <text:p>36.6</text:p>
          </table:table-cell>
          <table:table-cell office:value-type="float" office:value="140.6543" calcext:value-type="float">
            <text:p>140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107" calcext:value-type="float">
            <text:p>1107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0505" calcext:value-type="float">
            <text:p>35.91</text:p>
          </table:table-cell>
          <table:table-cell office:value-type="float" office:value="139.464" calcext:value-type="float">
            <text:p>139.4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2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42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3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78" calcext:value-type="float">
            <text:p>35.7</text:p>
          </table:table-cell>
          <table:table-cell office:value-type="float" office:value="139.8256" calcext:value-type="float">
            <text:p>139.8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3:1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1110" calcext:value-type="float">
            <text:p>111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8416" calcext:value-type="float">
            <text:p>43.08</text:p>
          </table:table-cell>
          <table:table-cell office:value-type="float" office:value="141.2962" calcext:value-type="float">
            <text:p>141.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1111" calcext:value-type="float">
            <text:p>1111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16762" calcext:value-type="float">
            <text:p>35.17</text:p>
          </table:table-cell>
          <table:table-cell office:value-type="float" office:value="136.9013" calcext:value-type="float">
            <text:p>136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3:2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112" calcext:value-type="float">
            <text:p>111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658" calcext:value-type="float">
            <text:p>35.67</text:p>
          </table:table-cell>
          <table:table-cell office:value-type="float" office:value="139.7712" calcext:value-type="float">
            <text:p>139.7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3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1113" calcext:value-type="float">
            <text:p>111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3034" calcext:value-type="float">
            <text:p>35.53</text:p>
          </table:table-cell>
          <table:table-cell office:value-type="float" office:value="139.6981" calcext:value-type="float">
            <text:p>139.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1114" calcext:value-type="float">
            <text:p>111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80326" calcext:value-type="float">
            <text:p>35.8</text:p>
          </table:table-cell>
          <table:table-cell office:value-type="float" office:value="139.7172" calcext:value-type="float">
            <text:p>139.7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3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59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1116" calcext:value-type="float">
            <text:p>1116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1008" calcext:value-type="float">
            <text:p>39.71</text:p>
          </table:table-cell>
          <table:table-cell office:value-type="float" office:value="141.0714" calcext:value-type="float">
            <text:p>141.0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118" calcext:value-type="float">
            <text:p>111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9123" calcext:value-type="float">
            <text:p>35.89</text:p>
          </table:table-cell>
          <table:table-cell office:value-type="float" office:value="140.4989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0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1119" calcext:value-type="float">
            <text:p>111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903" calcext:value-type="float">
            <text:p>35.89</text:p>
          </table:table-cell>
          <table:table-cell office:value-type="float" office:value="140.4984" calcext:value-type="float">
            <text:p>14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1120" calcext:value-type="float">
            <text:p>1120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889" calcext:value-type="float">
            <text:p>35.75</text:p>
          </table:table-cell>
          <table:table-cell office:value-type="float" office:value="139.7991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2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121" calcext:value-type="float">
            <text:p>112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5804" calcext:value-type="float">
            <text:p>34.46</text:p>
          </table:table-cell>
          <table:table-cell office:value-type="float" office:value="135.3781" calcext:value-type="float">
            <text:p>135.3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122" calcext:value-type="float">
            <text:p>112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2551" calcext:value-type="float">
            <text:p>35.53</text:p>
          </table:table-cell>
          <table:table-cell office:value-type="float" office:value="139.683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5:4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1123" calcext:value-type="float">
            <text:p>1123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4139" calcext:value-type="float">
            <text:p>35.74</text:p>
          </table:table-cell>
          <table:table-cell office:value-type="float" office:value="139.7974" calcext:value-type="float">
            <text:p>139.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1124" calcext:value-type="float">
            <text:p>112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31604" calcext:value-type="float">
            <text:p>38.32</text:p>
          </table:table-cell>
          <table:table-cell office:value-type="float" office:value="140.8948" calcext:value-type="float">
            <text:p>140.8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1125" calcext:value-type="float">
            <text:p>1125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0545" calcext:value-type="float">
            <text:p>36.05</text:p>
          </table:table-cell>
          <table:table-cell office:value-type="float" office:value="139.5379" calcext:value-type="float">
            <text:p>139.5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5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1126" calcext:value-type="float">
            <text:p>1126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8911" calcext:value-type="float">
            <text:p>35.89</text:p>
          </table:table-cell>
          <table:table-cell office:value-type="float" office:value="140.501" calcext:value-type="float">
            <text:p>140.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882" calcext:value-type="float">
            <text:p>35.89</text:p>
          </table:table-cell>
          <table:table-cell office:value-type="float" office:value="140.501" calcext:value-type="float">
            <text:p>140.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6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5683" calcext:value-type="float">
            <text:p>36.66</text:p>
          </table:table-cell>
          <table:table-cell office:value-type="float" office:value="139.0888" calcext:value-type="float">
            <text:p>139.0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21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6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1130" calcext:value-type="float">
            <text:p>113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8808" calcext:value-type="float">
            <text:p>35.89</text:p>
          </table:table-cell>
          <table:table-cell office:value-type="float" office:value="140.5104" calcext:value-type="float">
            <text:p>140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6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1131" calcext:value-type="float">
            <text:p>113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164" calcext:value-type="float">
            <text:p>35.7</text:p>
          </table:table-cell>
          <table:table-cell office:value-type="float" office:value="139.6008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1-07-2015, 6:4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08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1135" calcext:value-type="float">
            <text:p>113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90837" calcext:value-type="float">
            <text:p>35.91</text:p>
          </table:table-cell>
          <table:table-cell office:value-type="float" office:value="139.4559" calcext:value-type="float">
            <text:p>139.4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7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0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136" calcext:value-type="float">
            <text:p>113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196" calcext:value-type="float">
            <text:p>35.66</text:p>
          </table:table-cell>
          <table:table-cell office:value-type="float" office:value="139.7923" calcext:value-type="float">
            <text:p>139.7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7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1137" calcext:value-type="float">
            <text:p>1137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28" calcext:value-type="float">
            <text:p>35.5</text:p>
          </table:table-cell>
          <table:table-cell office:value-type="float" office:value="139.4181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7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1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138" calcext:value-type="float">
            <text:p>11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6011" calcext:value-type="float">
            <text:p>43.06</text:p>
          </table:table-cell>
          <table:table-cell office:value-type="float" office:value="141.5069" calcext:value-type="float">
            <text:p>141.5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8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3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139" calcext:value-type="float">
            <text:p>113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98489" calcext:value-type="float">
            <text:p>35.98</text:p>
          </table:table-cell>
          <table:table-cell office:value-type="float" office:value="139.8348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8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4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140" calcext:value-type="float">
            <text:p>114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68936" calcext:value-type="float">
            <text:p>35.69</text:p>
          </table:table-cell>
          <table:table-cell office:value-type="float" office:value="139.704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9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141" calcext:value-type="float">
            <text:p>114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457" calcext:value-type="float">
            <text:p>35.69</text:p>
          </table:table-cell>
          <table:table-cell office:value-type="float" office:value="139.8239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9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1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143" calcext:value-type="float">
            <text:p>114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839" calcext:value-type="float">
            <text:p>35.48</text:p>
          </table:table-cell>
          <table:table-cell office:value-type="float" office:value="139.641" calcext:value-type="float">
            <text:p>139.6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1-07-2015, 10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0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144" calcext:value-type="float">
            <text:p>1144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48" calcext:value-type="float">
            <text:p>34.39</text:p>
          </table:table-cell>
          <table:table-cell office:value-type="float" office:value="132.4419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1-07-2015, 11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5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145" calcext:value-type="float">
            <text:p>114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4949" calcext:value-type="float">
            <text:p>36.35</text:p>
          </table:table-cell>
          <table:table-cell office:value-type="float" office:value="140.4864" calcext:value-type="float">
            <text:p>140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2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2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146" calcext:value-type="float">
            <text:p>11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082" calcext:value-type="float">
            <text:p>35.5</text:p>
          </table:table-cell>
          <table:table-cell office:value-type="float" office:value="139.673" calcext:value-type="float">
            <text:p>139.6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4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738" calcext:value-type="float">
            <text:p>35.51</text:p>
          </table:table-cell>
          <table:table-cell office:value-type="float" office:value="139.678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8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148" calcext:value-type="float">
            <text:p>114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.41384" calcext:value-type="float">
            <text:p>33.41</text:p>
          </table:table-cell>
          <table:table-cell office:value-type="float" office:value="130.5152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4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150" calcext:value-type="float">
            <text:p>115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358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151" calcext:value-type="float">
            <text:p>1151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83" calcext:value-type="float">
            <text:p>35.5</text:p>
          </table:table-cell>
          <table:table-cell office:value-type="float" office:value="139.4162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23" calcext:value-type="float">
            <text:p>35.5</text:p>
          </table:table-cell>
          <table:table-cell office:value-type="float" office:value="139.4152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153" calcext:value-type="float">
            <text:p>115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185" calcext:value-type="float">
            <text:p>35.5</text:p>
          </table:table-cell>
          <table:table-cell office:value-type="float" office:value="139.4141" calcext:value-type="float">
            <text:p>139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8:2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154" calcext:value-type="float">
            <text:p>115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218" calcext:value-type="float">
            <text:p>35.5</text:p>
          </table:table-cell>
          <table:table-cell office:value-type="float" office:value="139.4127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7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155" calcext:value-type="float">
            <text:p>1155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613" calcext:value-type="float">
            <text:p>35.46</text:p>
          </table:table-cell>
          <table:table-cell office:value-type="float" office:value="139.3962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156" calcext:value-type="float">
            <text:p>115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5903" calcext:value-type="float">
            <text:p>35.46</text:p>
          </table:table-cell>
          <table:table-cell office:value-type="float" office:value="139.3966" calcext:value-type="float">
            <text:p>139.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59000000" calcext:value-type="float">
            <text:p>1.44E+012</text:p>
          </table:table-cell>
          <table:table-cell office:value-type="date" office:date-value="2015-07-11" calcext:value-type="date">
            <text:p>2015-07-11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157" calcext:value-type="float">
            <text:p>115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159" calcext:value-type="float">
            <text:p>43.09</text:p>
          </table:table-cell>
          <table:table-cell office:value-type="float" office:value="141.5221" calcext:value-type="float">
            <text:p>141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9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1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159" calcext:value-type="float">
            <text:p>115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59055" calcext:value-type="float">
            <text:p>33.59</text:p>
          </table:table-cell>
          <table:table-cell office:value-type="float" office:value="130.3317" calcext:value-type="float">
            <text:p>130.33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9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2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160" calcext:value-type="float">
            <text:p>116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3349" calcext:value-type="float">
            <text:p>33.93</text:p>
          </table:table-cell>
          <table:table-cell office:value-type="float" office:value="131.2746" calcext:value-type="float">
            <text:p>131.2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0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4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161" calcext:value-type="float">
            <text:p>116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043" calcext:value-type="float">
            <text:p>35.7</text:p>
          </table:table-cell>
          <table:table-cell office:value-type="float" office:value="139.5992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0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5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162" calcext:value-type="float">
            <text:p>116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04604" calcext:value-type="float">
            <text:p>43.05</text:p>
          </table:table-cell>
          <table:table-cell office:value-type="float" office:value="141.3966" calcext:value-type="float">
            <text:p>141.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1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163" calcext:value-type="float">
            <text:p>116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44242" calcext:value-type="float">
            <text:p>35.44</text:p>
          </table:table-cell>
          <table:table-cell office:value-type="float" office:value="139.5217" calcext:value-type="float">
            <text:p>139.5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1:4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164" calcext:value-type="float">
            <text:p>116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6514" calcext:value-type="float">
            <text:p>35.67</text:p>
          </table:table-cell>
          <table:table-cell office:value-type="float" office:value="139.7123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1:4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6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165" calcext:value-type="float">
            <text:p>116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22" calcext:value-type="float">
            <text:p>35.68</text:p>
          </table:table-cell>
          <table:table-cell office:value-type="float" office:value="139.6559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2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1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169" calcext:value-type="float">
            <text:p>116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80008" calcext:value-type="float">
            <text:p>34.8</text:p>
          </table:table-cell>
          <table:table-cell office:value-type="float" office:value="137.3577" calcext:value-type="float">
            <text:p>137.3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4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171" calcext:value-type="float">
            <text:p>117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40343" calcext:value-type="float">
            <text:p>33.4</text:p>
          </table:table-cell>
          <table:table-cell office:value-type="float" office:value="130.5157" calcext:value-type="float">
            <text:p>130.5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1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5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172" calcext:value-type="float">
            <text:p>117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66759" calcext:value-type="float">
            <text:p>36.67</text:p>
          </table:table-cell>
          <table:table-cell office:value-type="float" office:value="139.1196" calcext:value-type="float">
            <text:p>139.1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:3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6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173" calcext:value-type="float">
            <text:p>117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843" calcext:value-type="float">
            <text:p>39.78</text:p>
          </table:table-cell>
          <table:table-cell office:value-type="float" office:value="141.1283" calcext:value-type="float">
            <text:p>141.1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0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174" calcext:value-type="float">
            <text:p>117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462" calcext:value-type="float">
            <text:p>35.69</text:p>
          </table:table-cell>
          <table:table-cell office:value-type="float" office:value="139.8237" calcext:value-type="float">
            <text:p>139.8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2:3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7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175" calcext:value-type="float">
            <text:p>117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6013" calcext:value-type="float">
            <text:p>43.06</text:p>
          </table:table-cell>
          <table:table-cell office:value-type="float" office:value="141.5069" calcext:value-type="float">
            <text:p>141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2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0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179" calcext:value-type="float">
            <text:p>1179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2872" calcext:value-type="float">
            <text:p>35.73</text:p>
          </table:table-cell>
          <table:table-cell office:value-type="float" office:value="139.9062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3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2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180" calcext:value-type="float">
            <text:p>118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46801" calcext:value-type="float">
            <text:p>35.47</text:p>
          </table:table-cell>
          <table:table-cell office:value-type="float" office:value="139.624" calcext:value-type="float">
            <text:p>139.6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3:5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4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181" calcext:value-type="float">
            <text:p>118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5" calcext:value-type="float">
            <text:p>35.51</text:p>
          </table:table-cell>
          <table:table-cell office:value-type="float" office:value="139.4168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6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182" calcext:value-type="float">
            <text:p>118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472" calcext:value-type="float">
            <text:p>35.5</text:p>
          </table:table-cell>
          <table:table-cell office:value-type="float" office:value="139.4154" calcext:value-type="float">
            <text:p>139.4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6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83" calcext:value-type="float">
            <text:p>118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99867" calcext:value-type="float">
            <text:p>34</text:p>
          </table:table-cell>
          <table:table-cell office:value-type="float" office:value="133.5618" calcext:value-type="float">
            <text:p>133.5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4:3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87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84" calcext:value-type="float">
            <text:p>118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634" calcext:value-type="float">
            <text:p>35.68</text:p>
          </table:table-cell>
          <table:table-cell office:value-type="float" office:value="139.4729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6:2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3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86" calcext:value-type="float">
            <text:p>118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02999" calcext:value-type="float">
            <text:p>43.03</text:p>
          </table:table-cell>
          <table:table-cell office:value-type="float" office:value="141.4373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7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7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87" calcext:value-type="float">
            <text:p>118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5721" calcext:value-type="float">
            <text:p>35.56</text:p>
          </table:table-cell>
          <table:table-cell office:value-type="float" office:value="139.7349" calcext:value-type="float">
            <text:p>139.7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2-07-2015, 8:10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69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89" calcext:value-type="float">
            <text:p>1189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47486" calcext:value-type="float">
            <text:p>35.47</text:p>
          </table:table-cell>
          <table:table-cell office:value-type="float" office:value="139.5479" calcext:value-type="float">
            <text:p>139.5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0:2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08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92" calcext:value-type="float">
            <text:p>1192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29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2-07-2015, 11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10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93" calcext:value-type="float">
            <text:p>119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70258" calcext:value-type="float">
            <text:p>35.7</text:p>
          </table:table-cell>
          <table:table-cell office:value-type="float" office:value="139.6009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2-07-2015, 11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11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1196" calcext:value-type="float">
            <text:p>119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8555" calcext:value-type="float">
            <text:p>35.69</text:p>
          </table:table-cell>
          <table:table-cell office:value-type="float" office:value="139.845" calcext:value-type="float">
            <text:p>139.8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3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1197" calcext:value-type="float">
            <text:p>1197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368" calcext:value-type="float">
            <text:p>35.5</text:p>
          </table:table-cell>
          <table:table-cell office:value-type="float" office:value="139.417" calcext:value-type="float">
            <text:p>139.4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3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198" calcext:value-type="float">
            <text:p>1198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382" calcext:value-type="float">
            <text:p>35.68</text:p>
          </table:table-cell>
          <table:table-cell office:value-type="float" office:value="139.7672" calcext:value-type="float">
            <text:p>139.7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4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199" calcext:value-type="float">
            <text:p>1199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096" calcext:value-type="float">
            <text:p>35.5</text:p>
          </table:table-cell>
          <table:table-cell office:value-type="float" office:value="139.4122" calcext:value-type="float">
            <text:p>139.4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6:0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5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200" calcext:value-type="float">
            <text:p>120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42833" calcext:value-type="float">
            <text:p>33.43</text:p>
          </table:table-cell>
          <table:table-cell office:value-type="float" office:value="130.5328" calcext:value-type="float">
            <text:p>130.5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6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6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1201" calcext:value-type="float">
            <text:p>120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6847" calcext:value-type="float">
            <text:p>35.97</text:p>
          </table:table-cell>
          <table:table-cell office:value-type="float" office:value="139.7677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2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6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04" calcext:value-type="float">
            <text:p>43.09</text:p>
          </table:table-cell>
          <table:table-cell office:value-type="float" office:value="141.4464" calcext:value-type="float">
            <text:p>141.4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24" calcext:value-type="float">
            <text:p>43.09</text:p>
          </table:table-cell>
          <table:table-cell office:value-type="float" office:value="141.4429" calcext:value-type="float">
            <text:p>141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1204" calcext:value-type="float">
            <text:p>1204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9448" calcext:value-type="float">
            <text:p>43.09</text:p>
          </table:table-cell>
          <table:table-cell office:value-type="float" office:value="141.4333" calcext:value-type="float">
            <text:p>141.4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7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08866" calcext:value-type="float">
            <text:p>43.09</text:p>
          </table:table-cell>
          <table:table-cell office:value-type="float" office:value="141.4144" calcext:value-type="float">
            <text:p>141.4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8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1206" calcext:value-type="float">
            <text:p>120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321" calcext:value-type="float">
            <text:p>35.72</text:p>
          </table:table-cell>
          <table:table-cell office:value-type="float" office:value="139.8689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39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1208" calcext:value-type="float">
            <text:p>120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7276" calcext:value-type="float">
            <text:p>35.77</text:p>
          </table:table-cell>
          <table:table-cell office:value-type="float" office:value="139.5172" calcext:value-type="float">
            <text:p>139.5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1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1209" calcext:value-type="float">
            <text:p>1209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9818" calcext:value-type="float">
            <text:p>35.7</text:p>
          </table:table-cell>
          <table:table-cell office:value-type="float" office:value="139.5995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8:1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3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84" calcext:value-type="float">
            <text:p>35.51</text:p>
          </table:table-cell>
          <table:table-cell office:value-type="float" office:value="139.6755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8:21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43000000" calcext:value-type="float">
            <text:p>1.44E+012</text:p>
          </table:table-cell>
          <table:table-cell office:value-type="date" office:date-value="2015-07-12" calcext:value-type="date">
            <text:p>2015-07-12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212" calcext:value-type="float">
            <text:p>121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58" calcext:value-type="float">
            <text:p>33.58</text:p>
          </table:table-cell>
          <table:table-cell office:value-type="float" office:value="130.3413" calcext:value-type="float">
            <text:p>130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0:0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213" calcext:value-type="float">
            <text:p>12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.77348" calcext:value-type="float">
            <text:p>39.77</text:p>
          </table:table-cell>
          <table:table-cell office:value-type="float" office:value="141.141" calcext:value-type="float">
            <text:p>141.1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0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2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216" calcext:value-type="float">
            <text:p>121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2695" calcext:value-type="float">
            <text:p>36.33</text:p>
          </table:table-cell>
          <table:table-cell office:value-type="float" office:value="140.4644" calcext:value-type="float">
            <text:p>140.4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2:2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218" calcext:value-type="float">
            <text:p>1218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7116" calcext:value-type="float">
            <text:p>35.77</text:p>
          </table:table-cell>
          <table:table-cell office:value-type="float" office:value="139.8431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12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220" calcext:value-type="float">
            <text:p>122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81777" calcext:value-type="float">
            <text:p>34.82</text:p>
          </table:table-cell>
          <table:table-cell office:value-type="float" office:value="137.3525" calcext:value-type="float">
            <text:p>137.3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2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9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221" calcext:value-type="float">
            <text:p>122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7553" calcext:value-type="float">
            <text:p>33.58</text:p>
          </table:table-cell>
          <table:table-cell office:value-type="float" office:value="130.3382" calcext:value-type="float">
            <text:p>130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2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59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222" calcext:value-type="float">
            <text:p>122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41108" calcext:value-type="float">
            <text:p>34.41</text:p>
          </table:table-cell>
          <table:table-cell office:value-type="float" office:value="132.4511" calcext:value-type="float">
            <text:p>132.4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1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223" calcext:value-type="float">
            <text:p>122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8391" calcext:value-type="float">
            <text:p>43.08</text:p>
          </table:table-cell>
          <table:table-cell office:value-type="float" office:value="141.2971" calcext:value-type="float">
            <text:p>141.3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1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3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1224" calcext:value-type="float">
            <text:p>1224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48" calcext:value-type="float">
            <text:p>35.67</text:p>
          </table:table-cell>
          <table:table-cell office:value-type="float" office:value="139.7628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2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1225" calcext:value-type="float">
            <text:p>1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.6482" calcext:value-type="float">
            <text:p>35.65</text:p>
          </table:table-cell>
          <table:table-cell office:value-type="float" office:value="139.7522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1226" calcext:value-type="float">
            <text:p>122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955" calcext:value-type="float">
            <text:p>35.65</text:p>
          </table:table-cell>
          <table:table-cell office:value-type="float" office:value="139.7532" calcext:value-type="float">
            <text:p>139.7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227" calcext:value-type="float">
            <text:p>1227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9818" calcext:value-type="float">
            <text:p>36.2</text:p>
          </table:table-cell>
          <table:table-cell office:value-type="float" office:value="139.1389" calcext:value-type="float">
            <text:p>139.1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2:3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228" calcext:value-type="float">
            <text:p>12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.07541" calcext:value-type="float">
            <text:p>43.08</text:p>
          </table:table-cell>
          <table:table-cell office:value-type="float" office:value="141.3444" calcext:value-type="float">
            <text:p>141.3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229" calcext:value-type="float">
            <text:p>122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7621" calcext:value-type="float">
            <text:p>43.08</text:p>
          </table:table-cell>
          <table:table-cell office:value-type="float" office:value="141.3453" calcext:value-type="float">
            <text:p>141.3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3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6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1230" calcext:value-type="float">
            <text:p>1230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8546" calcext:value-type="float">
            <text:p>34.39</text:p>
          </table:table-cell>
          <table:table-cell office:value-type="float" office:value="132.4417" calcext:value-type="float">
            <text:p>132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231" calcext:value-type="float">
            <text:p>1231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0331" calcext:value-type="float">
            <text:p>34.8</text:p>
          </table:table-cell>
          <table:table-cell office:value-type="float" office:value="137.3459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1232" calcext:value-type="float">
            <text:p>12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7144" calcext:value-type="float">
            <text:p>35.77</text:p>
          </table:table-cell>
          <table:table-cell office:value-type="float" office:value="139.8467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4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234" calcext:value-type="float">
            <text:p>123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10063" calcext:value-type="float">
            <text:p>43.1</text:p>
          </table:table-cell>
          <table:table-cell office:value-type="float" office:value="141.3391" calcext:value-type="float">
            <text:p>141.3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5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235" calcext:value-type="float">
            <text:p>1235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6719" calcext:value-type="float">
            <text:p>35.77</text:p>
          </table:table-cell>
          <table:table-cell office:value-type="float" office:value="139.8356" calcext:value-type="float">
            <text:p>139.8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1236" calcext:value-type="float">
            <text:p>123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10137" calcext:value-type="float">
            <text:p>43.1</text:p>
          </table:table-cell>
          <table:table-cell office:value-type="float" office:value="141.3445" calcext:value-type="float">
            <text:p>141.3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1237" calcext:value-type="float">
            <text:p>1237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.10261" calcext:value-type="float">
            <text:p>43.1</text:p>
          </table:table-cell>
          <table:table-cell office:value-type="float" office:value="141.3548" calcext:value-type="float">
            <text:p>141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238" calcext:value-type="float">
            <text:p>123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.7571" calcext:value-type="float">
            <text:p>35.76</text:p>
          </table:table-cell>
          <table:table-cell office:value-type="float" office:value="139.8291" calcext:value-type="float">
            <text:p>139.8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239" calcext:value-type="float">
            <text:p>123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7496" calcext:value-type="float">
            <text:p>33.57</text:p>
          </table:table-cell>
          <table:table-cell office:value-type="float" office:value="130.3306" calcext:value-type="float">
            <text:p>130.3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5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1240" calcext:value-type="float">
            <text:p>124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.70369" calcext:value-type="float">
            <text:p>35.7</text:p>
          </table:table-cell>
          <table:table-cell office:value-type="float" office:value="139.6011" calcext:value-type="float">
            <text:p>139.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5:4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77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1241" calcext:value-type="float">
            <text:p>124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57877" calcext:value-type="float">
            <text:p>33.58</text:p>
          </table:table-cell>
          <table:table-cell office:value-type="float" office:value="130.3278" calcext:value-type="float">
            <text:p>130.3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6:5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2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1244" calcext:value-type="float">
            <text:p>1244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1038" calcext:value-type="float">
            <text:p>35.91</text:p>
          </table:table-cell>
          <table:table-cell office:value-type="float" office:value="139.6237" calcext:value-type="float">
            <text:p>139.6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7:3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4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1245" calcext:value-type="float">
            <text:p>124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4898" calcext:value-type="float">
            <text:p>35.65</text:p>
          </table:table-cell>
          <table:table-cell office:value-type="float" office:value="139.7568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52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246" calcext:value-type="float">
            <text:p>12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.65014" calcext:value-type="float">
            <text:p>35.65</text:p>
          </table:table-cell>
          <table:table-cell office:value-type="float" office:value="139.7563" calcext:value-type="float">
            <text:p>139.7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3-07-2015, 7:53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8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1247" calcext:value-type="float">
            <text:p>124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44" calcext:value-type="float">
            <text:p>35.68</text:p>
          </table:table-cell>
          <table:table-cell office:value-type="float" office:value="139.7298" calcext:value-type="float">
            <text:p>139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9:1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249" calcext:value-type="float">
            <text:p>1249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0171" calcext:value-type="float">
            <text:p>35.8</text:p>
          </table:table-cell>
          <table:table-cell office:value-type="float" office:value="139.9813" calcext:value-type="float">
            <text:p>139.9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3-07-2015, 9:27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251" calcext:value-type="float">
            <text:p>125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.77192" calcext:value-type="float">
            <text:p>39.77</text:p>
          </table:table-cell>
          <table:table-cell office:value-type="float" office:value="141.1368" calcext:value-type="float">
            <text:p>141.1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3-07-2015, 11:1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797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1253" calcext:value-type="float">
            <text:p>125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92319" calcext:value-type="float">
            <text:p>37.92</text:p>
          </table:table-cell>
          <table:table-cell office:value-type="float" office:value="140.6092" calcext:value-type="float">
            <text:p>140.6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13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1254" calcext:value-type="float">
            <text:p>125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69443" calcext:value-type="float">
            <text:p>34.69</text:p>
          </table:table-cell>
          <table:table-cell office:value-type="float" office:value="135.481" calcext:value-type="float">
            <text:p>135.4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5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1255" calcext:value-type="float">
            <text:p>125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72258" calcext:value-type="float">
            <text:p>35.72</text:p>
          </table:table-cell>
          <table:table-cell office:value-type="float" office:value="139.8667" calcext:value-type="float">
            <text:p>139.87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6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256" calcext:value-type="float">
            <text:p>125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07731" calcext:value-type="float">
            <text:p>43.08</text:p>
          </table:table-cell>
          <table:table-cell office:value-type="float" office:value="141.3435" calcext:value-type="float">
            <text:p>141.34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7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5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1257" calcext:value-type="float">
            <text:p>125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719" calcext:value-type="float">
            <text:p>35.79</text:p>
          </table:table-cell>
          <table:table-cell office:value-type="float" office:value="139.4735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7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1258" calcext:value-type="float">
            <text:p>125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965" calcext:value-type="float">
            <text:p>35.79</text:p>
          </table:table-cell>
          <table:table-cell office:value-type="float" office:value="139.4746" calcext:value-type="float">
            <text:p>139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1259" calcext:value-type="float">
            <text:p>125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9013" calcext:value-type="float">
            <text:p>35.69</text:p>
          </table:table-cell>
          <table:table-cell office:value-type="float" office:value="139.7089" calcext:value-type="float">
            <text:p>139.71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7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8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260" calcext:value-type="float">
            <text:p>1260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7918" calcext:value-type="float">
            <text:p>34.79</text:p>
          </table:table-cell>
          <table:table-cell office:value-type="float" office:value="135.4393" calcext:value-type="float">
            <text:p>135.4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8:0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29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262" calcext:value-type="float">
            <text:p>126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50836" calcext:value-type="float">
            <text:p>35.51</text:p>
          </table:table-cell>
          <table:table-cell office:value-type="float" office:value="139.6755" calcext:value-type="float">
            <text:p>139.6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8:22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263" calcext:value-type="float">
            <text:p>126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81746" calcext:value-type="float">
            <text:p>34.82</text:p>
          </table:table-cell>
          <table:table-cell office:value-type="float" office:value="137.352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8:2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1264" calcext:value-type="float">
            <text:p>126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68624" calcext:value-type="float">
            <text:p>35.69</text:p>
          </table:table-cell>
          <table:table-cell office:value-type="float" office:value="139.8001" calcext:value-type="float">
            <text:p>139.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8:30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0000000" calcext:value-type="float">
            <text:p>1.44E+012</text:p>
          </table:table-cell>
          <table:table-cell office:value-type="date" office:date-value="2015-07-13" calcext:value-type="date">
            <text:p>2015-07-13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265" calcext:value-type="float">
            <text:p>1265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4085" calcext:value-type="float">
            <text:p>35.84</text:p>
          </table:table-cell>
          <table:table-cell office:value-type="float" office:value="137.9342" calcext:value-type="float">
            <text:p>137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5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5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266" calcext:value-type="float">
            <text:p>1266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3213" calcext:value-type="float">
            <text:p>35.83</text:p>
          </table:table-cell>
          <table:table-cell office:value-type="float" office:value="137.928" calcext:value-type="float">
            <text:p>137.9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5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5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1267" calcext:value-type="float">
            <text:p>126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2472" calcext:value-type="float">
            <text:p>39.72</text:p>
          </table:table-cell>
          <table:table-cell office:value-type="float" office:value="141.1468" calcext:value-type="float">
            <text:p>141.1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8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1268" calcext:value-type="float">
            <text:p>1268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7723" calcext:value-type="float">
            <text:p>35.68</text:p>
          </table:table-cell>
          <table:table-cell office:value-type="float" office:value="139.7659" calcext:value-type="float">
            <text:p>139.7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10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38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1271" calcext:value-type="float">
            <text:p>127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2979" calcext:value-type="float">
            <text:p>35.43</text:p>
          </table:table-cell>
          <table:table-cell office:value-type="float" office:value="139.4929" calcext:value-type="float">
            <text:p>139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1:4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2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1272" calcext:value-type="float">
            <text:p>1272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193" calcext:value-type="float">
            <text:p>35.62</text:p>
          </table:table-cell>
          <table:table-cell office:value-type="float" office:value="139.7315" calcext:value-type="float">
            <text:p>139.7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12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5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273" calcext:value-type="float">
            <text:p>127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79985" calcext:value-type="float">
            <text:p>34.8</text:p>
          </table:table-cell>
          <table:table-cell office:value-type="float" office:value="137.354" calcext:value-type="float">
            <text:p>137.35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4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101" calcext:value-type="float">
            <text:p>35.71</text:p>
          </table:table-cell>
          <table:table-cell office:value-type="float" office:value="139.8482" calcext:value-type="float">
            <text:p>139.8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2:4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3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276" calcext:value-type="float">
            <text:p>1276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4339" calcext:value-type="float">
            <text:p>35.84</text:p>
          </table:table-cell>
          <table:table-cell office:value-type="float" office:value="139.9137" calcext:value-type="float">
            <text:p>139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4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1277" calcext:value-type="float">
            <text:p>127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70433" calcext:value-type="float">
            <text:p>39.7</text:p>
          </table:table-cell>
          <table:table-cell office:value-type="float" office:value="141.1238" calcext:value-type="float">
            <text:p>141.12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278" calcext:value-type="float">
            <text:p>1278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059" calcext:value-type="float">
            <text:p>39.71</text:p>
          </table:table-cell>
          <table:table-cell office:value-type="float" office:value="141.1318" calcext:value-type="float">
            <text:p>141.1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1279" calcext:value-type="float">
            <text:p>127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9165" calcext:value-type="float">
            <text:p>35.69</text:p>
          </table:table-cell>
          <table:table-cell office:value-type="float" office:value="139.6952" calcext:value-type="float">
            <text:p>139.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3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1280" calcext:value-type="float">
            <text:p>128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34937" calcext:value-type="float">
            <text:p>36.35</text:p>
          </table:table-cell>
          <table:table-cell office:value-type="float" office:value="140.4868" calcext:value-type="float">
            <text:p>140.49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35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6005" calcext:value-type="float">
            <text:p>35.6</text:p>
          </table:table-cell>
          <table:table-cell office:value-type="float" office:value="136.9473" calcext:value-type="float">
            <text:p>136.95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3:3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1282" calcext:value-type="float">
            <text:p>1282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8381" calcext:value-type="float">
            <text:p>35.78</text:p>
          </table:table-cell>
          <table:table-cell office:value-type="float" office:value="136.924" calcext:value-type="float">
            <text:p>136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3:5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8722" calcext:value-type="float">
            <text:p>35.87</text:p>
          </table:table-cell>
          <table:table-cell office:value-type="float" office:value="136.8753" calcext:value-type="float">
            <text:p>136.88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3:5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1284" calcext:value-type="float">
            <text:p>128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87337" calcext:value-type="float">
            <text:p>35.87</text:p>
          </table:table-cell>
          <table:table-cell office:value-type="float" office:value="136.8766" calcext:value-type="float">
            <text:p>136.88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1285" calcext:value-type="float">
            <text:p>128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87555" calcext:value-type="float">
            <text:p>35.88</text:p>
          </table:table-cell>
          <table:table-cell office:value-type="float" office:value="136.8785" calcext:value-type="float">
            <text:p>136.88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1286" calcext:value-type="float">
            <text:p>1286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2621" calcext:value-type="float">
            <text:p>35.93</text:p>
          </table:table-cell>
          <table:table-cell office:value-type="float" office:value="136.8748" calcext:value-type="float">
            <text:p>136.87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7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1287" calcext:value-type="float">
            <text:p>1287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68316" calcext:value-type="float">
            <text:p>39.68</text:p>
          </table:table-cell>
          <table:table-cell office:value-type="float" office:value="141.1354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1288" calcext:value-type="float">
            <text:p>1288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9879" calcext:value-type="float">
            <text:p>35.99</text:p>
          </table:table-cell>
          <table:table-cell office:value-type="float" office:value="136.9095" calcext:value-type="float">
            <text:p>136.9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1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8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1289" calcext:value-type="float">
            <text:p>128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98907" calcext:value-type="float">
            <text:p>35.99</text:p>
          </table:table-cell>
          <table:table-cell office:value-type="float" office:value="136.9125" calcext:value-type="float">
            <text:p>136.9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4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5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290" calcext:value-type="float">
            <text:p>1290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504" calcext:value-type="float">
            <text:p>35.69</text:p>
          </table:table-cell>
          <table:table-cell office:value-type="float" office:value="139.9928" calcext:value-type="float">
            <text:p>139.9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4:41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0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78524" calcext:value-type="float">
            <text:p>35.79</text:p>
          </table:table-cell>
          <table:table-cell office:value-type="float" office:value="139.9011" calcext:value-type="float">
            <text:p>139.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5:5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4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1293" calcext:value-type="float">
            <text:p>129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89235" calcext:value-type="float">
            <text:p>36.89</text:p>
          </table:table-cell>
          <table:table-cell office:value-type="float" office:value="137.4934" calcext:value-type="float">
            <text:p>137.4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6:22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294" calcext:value-type="float">
            <text:p>129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.91566" calcext:value-type="float">
            <text:p>36.92</text:p>
          </table:table-cell>
          <table:table-cell office:value-type="float" office:value="137.5126" calcext:value-type="float">
            <text:p>137.5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6:2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295" calcext:value-type="float">
            <text:p>1295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37995" calcext:value-type="float">
            <text:p>34.38</text:p>
          </table:table-cell>
          <table:table-cell office:value-type="float" office:value="132.4669" calcext:value-type="float">
            <text:p>132.4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6:33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1296" calcext:value-type="float">
            <text:p>129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84923" calcext:value-type="float">
            <text:p>34.85</text:p>
          </table:table-cell>
          <table:table-cell office:value-type="float" office:value="137.3185" calcext:value-type="float">
            <text:p>137.32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4-07-2015, 6:5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8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297" calcext:value-type="float">
            <text:p>1297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6174" calcext:value-type="float">
            <text:p>35.62</text:p>
          </table:table-cell>
          <table:table-cell office:value-type="float" office:value="139.7443" calcext:value-type="float">
            <text:p>139.7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0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1298" calcext:value-type="float">
            <text:p>1298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4854" calcext:value-type="float">
            <text:p>35.65</text:p>
          </table:table-cell>
          <table:table-cell office:value-type="float" office:value="139.7551" calcext:value-type="float">
            <text:p>139.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17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1299" calcext:value-type="float">
            <text:p>1299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5023" calcext:value-type="float">
            <text:p>35.65</text:p>
          </table:table-cell>
          <table:table-cell office:value-type="float" office:value="139.754" calcext:value-type="float">
            <text:p>139.7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19 P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6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1301" calcext:value-type="float">
            <text:p>1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8338" calcext:value-type="float">
            <text:p>35.68</text:p>
          </table:table-cell>
          <table:table-cell office:value-type="float" office:value="139.6537" calcext:value-type="float">
            <text:p>139.6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7:38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0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1305" calcext:value-type="float">
            <text:p>1305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7176" calcext:value-type="float">
            <text:p>39.77</text:p>
          </table:table-cell>
          <table:table-cell office:value-type="float" office:value="141.1365" calcext:value-type="float">
            <text:p>141.1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4-07-2015, 9:0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5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1307" calcext:value-type="float">
            <text:p>1307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49322" calcext:value-type="float">
            <text:p>35.49</text:p>
          </table:table-cell>
          <table:table-cell office:value-type="float" office:value="139.6638" calcext:value-type="float">
            <text:p>139.66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10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79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1308" calcext:value-type="float">
            <text:p>130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38545" calcext:value-type="float">
            <text:p>34.39</text:p>
          </table:table-cell>
          <table:table-cell office:value-type="float" office:value="132.4417" calcext:value-type="float">
            <text:p>132.44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14-07-2015, 10:4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81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1311" calcext:value-type="float">
            <text:p>1311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79648" calcext:value-type="float">
            <text:p>35.8</text:p>
          </table:table-cell>
          <table:table-cell office:value-type="float" office:value="139.9155" calcext:value-type="float">
            <text:p>139.9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1:0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90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312" calcext:value-type="float">
            <text:p>131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.23293" calcext:value-type="float">
            <text:p>38.23</text:p>
          </table:table-cell>
          <table:table-cell office:value-type="float" office:value="140.9" calcext:value-type="float">
            <text:p>140.9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5-07-2015, 3:14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898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69531" calcext:value-type="float">
            <text:p>35.7</text:p>
          </table:table-cell>
          <table:table-cell office:value-type="float" office:value="139.6561" calcext:value-type="float">
            <text:p>139.6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5:0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04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1317" calcext:value-type="float">
            <text:p>131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.38674" calcext:value-type="float">
            <text:p>34.39</text:p>
          </table:table-cell>
          <table:table-cell office:value-type="float" office:value="132.4644" calcext:value-type="float">
            <text:p>132.46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15-07-2015, 7:46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4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318" calcext:value-type="float">
            <text:p>1318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.50656" calcext:value-type="float">
            <text:p>35.51</text:p>
          </table:table-cell>
          <table:table-cell office:value-type="float" office:value="139.6745" calcext:value-type="float">
            <text:p>139.67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8:07 A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5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1319" calcext:value-type="float">
            <text:p>131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.81714" calcext:value-type="float">
            <text:p>34.82</text:p>
          </table:table-cell>
          <table:table-cell office:value-type="float" office:value="137.3494" calcext:value-type="float">
            <text:p>137.3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15-07-2015, 8:19 ??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436916000000" calcext:value-type="float">
            <text:p>1.44E+012</text:p>
          </table:table-cell>
          <table:table-cell office:value-type="date" office:date-value="2015-07-14" calcext:value-type="date">
            <text:p>2015-07-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5:09:44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3S</meta:editing-duration>
    <meta:editing-cycles>3</meta:editing-cycles>
    <meta:generator>LibreOffice/4.4.2.2$Windows_x86 LibreOffice_project/c4c7d32d0d49397cad38d62472b0bc8acff48dd6</meta:generator>
    <dc:date>2015-07-17T15:10:52.866000000</dc:date>
    <meta:document-statistic meta:table-count="3" meta:cell-count="13290" meta:object-count="0"/>
    <meta:user-defined meta:name="Info 1"/>
    <meta:user-defined meta:name="Info 2"/>
    <meta:user-defined meta:name="Info 3"/>
    <meta:user-defined meta:name="Info 4"/>
  </office:meta>
</office:document-meta>
</file>